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802120" table:style-name="ce5">
            <text:p>5.802.120</text:p>
          </table:table-cell>
          <table:table-cell office:value-type="float" office:value="833000" table:style-name="ce5">
            <text:p>833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395200" table:style-name="ce5">
            <text:p>395.200</text:p>
          </table:table-cell>
          <table:table-cell office:value-type="float" office:value="8836120" table:style-name="ce6">
            <text:p>8.836.120</text:p>
          </table:table-cell>
          <table:table-cell office:value-type="float" office:value="8363997" table:style-name="ce6">
            <text:p>8.363.997</text:p>
          </table:table-cell>
          <table:table-cell office:value-type="percentage" office:value="0.9465689691855701" table:style-name="ce7">
            <text:p>94,7%</text:p>
          </table:table-cell>
          <table:table-cell office:value-type="float" office:value="4879595" table:style-name="ce5">
            <text:p>4.879.595</text:p>
          </table:table-cell>
          <table:table-cell office:value-type="float" office:value="3674704" table:style-name="ce5">
            <text:p>3.674.704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22895" table:style-name="ce5">
            <text:p>1.022.895</text:p>
          </table:table-cell>
          <table:table-cell office:value-type="float" office:value="136100" table:style-name="ce5">
            <text:p>136.100</text:p>
          </table:table-cell>
          <table:table-cell office:value-type="float" office:value="285700" table:style-name="ce5">
            <text:p>285.700</text:p>
          </table:table-cell>
          <table:table-cell office:value-type="float" office:value="50600" table:style-name="ce5">
            <text:p>50.600</text:p>
          </table:table-cell>
          <table:table-cell office:value-type="float" office:value="1495295" table:style-name="ce6">
            <text:p>1.495.295</text:p>
          </table:table-cell>
          <table:table-cell office:value-type="float" office:value="1363947" table:style-name="ce6">
            <text:p>1.363.947</text:p>
          </table:table-cell>
          <table:table-cell office:value-type="percentage" office:value="0.91215913916651903" table:style-name="ce7">
            <text:p>91,2%</text:p>
          </table:table-cell>
          <table:table-cell office:value-type="float" office:value="799195" table:style-name="ce5">
            <text:p>799.195</text:p>
          </table:table-cell>
          <table:table-cell office:value-type="float" office:value="629686" table:style-name="ce5">
            <text:p>629.686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867875" table:style-name="ce5">
            <text:p>867.875</text:p>
          </table:table-cell>
          <table:table-cell office:value-type="float" office:value="113200" table:style-name="ce5">
            <text:p>113.200</text:p>
          </table:table-cell>
          <table:table-cell office:value-type="float" office:value="233400" table:style-name="ce5">
            <text:p>233.400</text:p>
          </table:table-cell>
          <table:table-cell office:value-type="float" office:value="38900" table:style-name="ce5">
            <text:p>38.900</text:p>
          </table:table-cell>
          <table:table-cell office:value-type="float" office:value="1253375" table:style-name="ce6">
            <text:p>1.253.375</text:p>
          </table:table-cell>
          <table:table-cell office:value-type="float" office:value="1193479" table:style-name="ce6">
            <text:p>1.193.479</text:p>
          </table:table-cell>
          <table:table-cell office:value-type="percentage" office:value="0.9522122269871347" table:style-name="ce7">
            <text:p>95,2%</text:p>
          </table:table-cell>
          <table:table-cell office:value-type="float" office:value="680969" table:style-name="ce5">
            <text:p>680.969</text:p>
          </table:table-cell>
          <table:table-cell office:value-type="float" office:value="550842" table:style-name="ce5">
            <text:p>550.842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55010" table:style-name="ce5">
            <text:p>755.010</text:p>
          </table:table-cell>
          <table:table-cell office:value-type="float" office:value="106600" table:style-name="ce5">
            <text:p>106.600</text:p>
          </table:table-cell>
          <table:table-cell office:value-type="float" office:value="256400" table:style-name="ce5">
            <text:p>256.400</text:p>
          </table:table-cell>
          <table:table-cell office:value-type="float" office:value="48250" table:style-name="ce5">
            <text:p>48.250</text:p>
          </table:table-cell>
          <table:table-cell office:value-type="float" office:value="1166260" table:style-name="ce6">
            <text:p>1.166.260</text:p>
          </table:table-cell>
          <table:table-cell office:value-type="float" office:value="1056047" table:style-name="ce6">
            <text:p>1.056.047</text:p>
          </table:table-cell>
          <table:table-cell office:value-type="percentage" office:value="0.90549877385831634" table:style-name="ce7">
            <text:p>90,5%</text:p>
          </table:table-cell>
          <table:table-cell office:value-type="float" office:value="636049" table:style-name="ce5">
            <text:p>636.049</text:p>
          </table:table-cell>
          <table:table-cell office:value-type="float" office:value="472477" table:style-name="ce5">
            <text:p>472.477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422690" table:style-name="ce5">
            <text:p>1.422.690</text:p>
          </table:table-cell>
          <table:table-cell office:value-type="float" office:value="199900" table:style-name="ce5">
            <text:p>199.900</text:p>
          </table:table-cell>
          <table:table-cell office:value-type="float" office:value="503700" table:style-name="ce5">
            <text:p>503.700</text:p>
          </table:table-cell>
          <table:table-cell office:value-type="float" office:value="95100" table:style-name="ce5">
            <text:p>95.100</text:p>
          </table:table-cell>
          <table:table-cell office:value-type="float" office:value="2221390" table:style-name="ce6">
            <text:p>2.221.390</text:p>
          </table:table-cell>
          <table:table-cell office:value-type="float" office:value="1991170" table:style-name="ce6">
            <text:p>1.991.170</text:p>
          </table:table-cell>
          <table:table-cell office:value-type="percentage" office:value="0.89636218763927089" table:style-name="ce7">
            <text:p>89,6%</text:p>
          </table:table-cell>
          <table:table-cell office:value-type="float" office:value="1210747" table:style-name="ce5">
            <text:p>1.210.747</text:p>
          </table:table-cell>
          <table:table-cell office:value-type="float" office:value="870467" table:style-name="ce5">
            <text:p>870.467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51185" table:style-name="ce5">
            <text:p>451.185</text:p>
          </table:table-cell>
          <table:table-cell office:value-type="float" office:value="59700" table:style-name="ce5">
            <text:p>59.700</text:p>
          </table:table-cell>
          <table:table-cell office:value-type="float" office:value="130200" table:style-name="ce5">
            <text:p>130.200</text:p>
          </table:table-cell>
          <table:table-cell office:value-type="float" office:value="22200" table:style-name="ce5">
            <text:p>22.200</text:p>
          </table:table-cell>
          <table:table-cell office:value-type="float" office:value="663285" table:style-name="ce6">
            <text:p>663.285</text:p>
          </table:table-cell>
          <table:table-cell office:value-type="float" office:value="588816" table:style-name="ce6">
            <text:p>588.816</text:p>
          </table:table-cell>
          <table:table-cell office:value-type="percentage" office:value="0.88772699518306608" table:style-name="ce7">
            <text:p>88,8%</text:p>
          </table:table-cell>
          <table:table-cell office:value-type="float" office:value="342295" table:style-name="ce5">
            <text:p>342.295</text:p>
          </table:table-cell>
          <table:table-cell office:value-type="float" office:value="262731" table:style-name="ce5">
            <text:p>262.731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032005" table:style-name="ce5">
            <text:p>2.032.005</text:p>
          </table:table-cell>
          <table:table-cell office:value-type="float" office:value="273800" table:style-name="ce5">
            <text:p>273.800</text:p>
          </table:table-cell>
          <table:table-cell office:value-type="float" office:value="514400" table:style-name="ce5">
            <text:p>514.400</text:p>
          </table:table-cell>
          <table:table-cell office:value-type="float" office:value="91500" table:style-name="ce5">
            <text:p>91.500</text:p>
          </table:table-cell>
          <table:table-cell office:value-type="float" office:value="2911705" table:style-name="ce6">
            <text:p>2.911.705</text:p>
          </table:table-cell>
          <table:table-cell office:value-type="float" office:value="2589142" table:style-name="ce6">
            <text:p>2.589.142</text:p>
          </table:table-cell>
          <table:table-cell office:value-type="percentage" office:value="0.88921851629886961" table:style-name="ce7">
            <text:p>88,9%</text:p>
          </table:table-cell>
          <table:table-cell office:value-type="float" office:value="1491790" table:style-name="ce5">
            <text:p>1.491.790</text:p>
          </table:table-cell>
          <table:table-cell office:value-type="float" office:value="1203026" table:style-name="ce5">
            <text:p>1.203.026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496295" table:style-name="ce5">
            <text:p>1.496.295</text:p>
          </table:table-cell>
          <table:table-cell office:value-type="float" office:value="212900" table:style-name="ce5">
            <text:p>21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78225" table:style-name="ce5">
            <text:p>78.225</text:p>
          </table:table-cell>
          <table:table-cell office:value-type="float" office:value="2248320" table:style-name="ce6">
            <text:p>2.248.320</text:p>
          </table:table-cell>
          <table:table-cell office:value-type="float" office:value="2040612" table:style-name="ce6">
            <text:p>2.040.612</text:p>
          </table:table-cell>
          <table:table-cell office:value-type="percentage" office:value="0.90761635354397951" table:style-name="ce7">
            <text:p>90,8%</text:p>
          </table:table-cell>
          <table:table-cell office:value-type="float" office:value="1226989" table:style-name="ce5">
            <text:p>1.226.989</text:p>
          </table:table-cell>
          <table:table-cell office:value-type="float" office:value="883697" table:style-name="ce5">
            <text:p>883.697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499620" table:style-name="ce5">
            <text:p>5.499.620</text:p>
          </table:table-cell>
          <table:table-cell office:value-type="float" office:value="762200" table:style-name="ce5">
            <text:p>762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36200" table:style-name="ce5">
            <text:p>336.200</text:p>
          </table:table-cell>
          <table:table-cell office:value-type="float" office:value="8296120" table:style-name="ce6">
            <text:p>8.296.120</text:p>
          </table:table-cell>
          <table:table-cell office:value-type="float" office:value="7560554" table:style-name="ce6">
            <text:p>7.560.554</text:p>
          </table:table-cell>
          <table:table-cell office:value-type="percentage" office:value="0.91133614267874619" table:style-name="ce7">
            <text:p>91,1%</text:p>
          </table:table-cell>
          <table:table-cell office:value-type="float" office:value="4479749" table:style-name="ce5">
            <text:p>4.479.749</text:p>
          </table:table-cell>
          <table:table-cell office:value-type="float" office:value="3415230" table:style-name="ce5">
            <text:p>3.415.230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504340" table:style-name="ce5">
            <text:p>3.504.340</text:p>
          </table:table-cell>
          <table:table-cell office:value-type="float" office:value="486400" table:style-name="ce5">
            <text:p>486.4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250250" table:style-name="ce5">
            <text:p>250.250</text:p>
          </table:table-cell>
          <table:table-cell office:value-type="float" office:value="5250790" table:style-name="ce6">
            <text:p>5.250.790</text:p>
          </table:table-cell>
          <table:table-cell office:value-type="float" office:value="4731234" table:style-name="ce6">
            <text:p>4.731.234</text:p>
          </table:table-cell>
          <table:table-cell office:value-type="percentage" office:value="0.90105184172286457" table:style-name="ce7">
            <text:p>90,1%</text:p>
          </table:table-cell>
          <table:table-cell office:value-type="float" office:value="2732032" table:style-name="ce5">
            <text:p>2.732.032</text:p>
          </table:table-cell>
          <table:table-cell office:value-type="float" office:value="2157083" table:style-name="ce5">
            <text:p>2.157.083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22005" table:style-name="ce5">
            <text:p>822.005</text:p>
          </table:table-cell>
          <table:table-cell office:value-type="float" office:value="108100" table:style-name="ce5">
            <text:p>108.100</text:p>
          </table:table-cell>
          <table:table-cell office:value-type="float" office:value="228000" table:style-name="ce5">
            <text:p>228.000</text:p>
          </table:table-cell>
          <table:table-cell office:value-type="float" office:value="40500" table:style-name="ce5">
            <text:p>40.500</text:p>
          </table:table-cell>
          <table:table-cell office:value-type="float" office:value="1198605" table:style-name="ce6">
            <text:p>1.198.605</text:p>
          </table:table-cell>
          <table:table-cell office:value-type="float" office:value="1153087" table:style-name="ce6">
            <text:p>1.153.087</text:p>
          </table:table-cell>
          <table:table-cell office:value-type="percentage" office:value="0.96202418645008159" table:style-name="ce7">
            <text:p>96,2%</text:p>
          </table:table-cell>
          <table:table-cell office:value-type="float" office:value="674830" table:style-name="ce5">
            <text:p>674.830</text:p>
          </table:table-cell>
          <table:table-cell office:value-type="float" office:value="532011" table:style-name="ce5">
            <text:p>532.011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00885" table:style-name="ce5">
            <text:p>2.200.885</text:p>
          </table:table-cell>
          <table:table-cell office:value-type="float" office:value="288200" table:style-name="ce5">
            <text:p>288.200</text:p>
          </table:table-cell>
          <table:table-cell office:value-type="float" office:value="595400" table:style-name="ce5">
            <text:p>595.400</text:p>
          </table:table-cell>
          <table:table-cell office:value-type="float" office:value="103200" table:style-name="ce5">
            <text:p>103.200</text:p>
          </table:table-cell>
          <table:table-cell office:value-type="float" office:value="3187685" table:style-name="ce6">
            <text:p>3.187.685</text:p>
          </table:table-cell>
          <table:table-cell office:value-type="float" office:value="2991035" table:style-name="ce6">
            <text:p>2.991.035</text:p>
          </table:table-cell>
          <table:table-cell office:value-type="percentage" office:value="0.93830946282333416" table:style-name="ce7">
            <text:p>93,8%</text:p>
          </table:table-cell>
          <table:table-cell office:value-type="float" office:value="1763320" table:style-name="ce5">
            <text:p>1.763.320</text:p>
          </table:table-cell>
          <table:table-cell office:value-type="float" office:value="1358672" table:style-name="ce5">
            <text:p>1.358.672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42255" table:style-name="ce5">
            <text:p>242.255</text:p>
          </table:table-cell>
          <table:table-cell office:value-type="float" office:value="32100" table:style-name="ce5">
            <text:p>32.100</text:p>
          </table:table-cell>
          <table:table-cell office:value-type="float" office:value="61400" table:style-name="ce5">
            <text:p>61.400</text:p>
          </table:table-cell>
          <table:table-cell office:value-type="float" office:value="12550" table:style-name="ce5">
            <text:p>12.550</text:p>
          </table:table-cell>
          <table:table-cell office:value-type="float" office:value="348305" table:style-name="ce6">
            <text:p>348.305</text:p>
          </table:table-cell>
          <table:table-cell office:value-type="float" office:value="309240" table:style-name="ce6">
            <text:p>309.240</text:p>
          </table:table-cell>
          <table:table-cell office:value-type="percentage" office:value="0.88784255178650895" table:style-name="ce7">
            <text:p>88,8%</text:p>
          </table:table-cell>
          <table:table-cell office:value-type="float" office:value="175763" table:style-name="ce5">
            <text:p>175.763</text:p>
          </table:table-cell>
          <table:table-cell office:value-type="float" office:value="150248" table:style-name="ce5">
            <text:p>150.248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669395" table:style-name="ce5">
            <text:p>4.669.395</text:p>
          </table:table-cell>
          <table:table-cell office:value-type="float" office:value="672900" table:style-name="ce5">
            <text:p>672.9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292000" table:style-name="ce5">
            <text:p>292.000</text:p>
          </table:table-cell>
          <table:table-cell office:value-type="float" office:value="7143695" table:style-name="ce6">
            <text:p>7.143.695</text:p>
          </table:table-cell>
          <table:table-cell office:value-type="float" office:value="6055104" table:style-name="ce6">
            <text:p>6.055.104</text:p>
          </table:table-cell>
          <table:table-cell office:value-type="percentage" office:value="0.84761513474469441" table:style-name="ce7">
            <text:p>84,8%</text:p>
          </table:table-cell>
          <table:table-cell office:value-type="float" office:value="3677160" table:style-name="ce5">
            <text:p>3.677.160</text:p>
          </table:table-cell>
          <table:table-cell office:value-type="float" office:value="2750878" table:style-name="ce5">
            <text:p>2.750.878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22135" table:style-name="ce5">
            <text:p>1.022.135</text:p>
          </table:table-cell>
          <table:table-cell office:value-type="float" office:value="142200" table:style-name="ce5">
            <text:p>142.200</text:p>
          </table:table-cell>
          <table:table-cell office:value-type="float" office:value="259900" table:style-name="ce5">
            <text:p>259.900</text:p>
          </table:table-cell>
          <table:table-cell office:value-type="float" office:value="83100" table:style-name="ce5">
            <text:p>83.100</text:p>
          </table:table-cell>
          <table:table-cell office:value-type="float" office:value="1507335" table:style-name="ce6">
            <text:p>1.507.335</text:p>
          </table:table-cell>
          <table:table-cell office:value-type="float" office:value="1390125" table:style-name="ce6">
            <text:p>1.390.125</text:p>
          </table:table-cell>
          <table:table-cell office:value-type="percentage" office:value="0.92224024520096726" table:style-name="ce7">
            <text:p>92,2%</text:p>
          </table:table-cell>
          <table:table-cell office:value-type="float" office:value="816478" table:style-name="ce5">
            <text:p>816.478</text:p>
          </table:table-cell>
          <table:table-cell office:value-type="float" office:value="626760" table:style-name="ce5">
            <text:p>626.760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80435" table:style-name="ce5">
            <text:p>480.435</text:p>
          </table:table-cell>
          <table:table-cell office:value-type="float" office:value="68600" table:style-name="ce5">
            <text:p>68.600</text:p>
          </table:table-cell>
          <table:table-cell office:value-type="float" office:value="145700" table:style-name="ce5">
            <text:p>145.700</text:p>
          </table:table-cell>
          <table:table-cell office:value-type="float" office:value="25250" table:style-name="ce5">
            <text:p>25.250</text:p>
          </table:table-cell>
          <table:table-cell office:value-type="float" office:value="719985" table:style-name="ce6">
            <text:p>719.985</text:p>
          </table:table-cell>
          <table:table-cell office:value-type="float" office:value="659485" table:style-name="ce6">
            <text:p>659.485</text:p>
          </table:table-cell>
          <table:table-cell office:value-type="percentage" office:value="0.91597047160704737" table:style-name="ce7">
            <text:p>91,6%</text:p>
          </table:table-cell>
          <table:table-cell office:value-type="float" office:value="395595" table:style-name="ce5">
            <text:p>395.595</text:p>
          </table:table-cell>
          <table:table-cell office:value-type="float" office:value="301570" table:style-name="ce5">
            <text:p>301.570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679940" table:style-name="ce5">
            <text:p>1.679.940</text:p>
          </table:table-cell>
          <table:table-cell office:value-type="float" office:value="222600" table:style-name="ce5">
            <text:p>222.600</text:p>
          </table:table-cell>
          <table:table-cell office:value-type="float" office:value="549600" table:style-name="ce5">
            <text:p>549.600</text:p>
          </table:table-cell>
          <table:table-cell office:value-type="float" office:value="84750" table:style-name="ce5">
            <text:p>84.750</text:p>
          </table:table-cell>
          <table:table-cell office:value-type="float" office:value="2536890" table:style-name="ce6">
            <text:p>2.536.890</text:p>
          </table:table-cell>
          <table:table-cell office:value-type="float" office:value="2269594" table:style-name="ce6">
            <text:p>2.269.594</text:p>
          </table:table-cell>
          <table:table-cell office:value-type="percentage" office:value="0.8946363460772836" table:style-name="ce7">
            <text:p>89,5%</text:p>
          </table:table-cell>
          <table:table-cell office:value-type="float" office:value="1372271" table:style-name="ce5">
            <text:p>1.372.271</text:p>
          </table:table-cell>
          <table:table-cell office:value-type="float" office:value="1021117" table:style-name="ce5">
            <text:p>1.021.117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4630" table:style-name="ce5">
            <text:p>54.630</text:p>
          </table:table-cell>
          <table:table-cell office:value-type="float" office:value="7900" table:style-name="ce5">
            <text:p>7.900</text:p>
          </table:table-cell>
          <table:table-cell office:value-type="float" office:value="18100" table:style-name="ce5">
            <text:p>18.100</text:p>
          </table:table-cell>
          <table:table-cell office:value-type="float" office:value="3150" table:style-name="ce5">
            <text:p>3.150</text:p>
          </table:table-cell>
          <table:table-cell office:value-type="float" office:value="83780" table:style-name="ce6">
            <text:p>83.780</text:p>
          </table:table-cell>
          <table:table-cell office:value-type="float" office:value="77544" table:style-name="ce6">
            <text:p>77.544</text:p>
          </table:table-cell>
          <table:table-cell office:value-type="percentage" office:value="0.92556696108856529" table:style-name="ce7">
            <text:p>92,6%</text:p>
          </table:table-cell>
          <table:table-cell office:value-type="float" office:value="47677" table:style-name="ce5">
            <text:p>47.677</text:p>
          </table:table-cell>
          <table:table-cell office:value-type="float" office:value="34126" table:style-name="ce5">
            <text:p>34.126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4630" table:style-name="ce5">
            <text:p>54.630</text:p>
          </table:table-cell>
          <table:table-cell office:value-type="float" office:value="7800" table:style-name="ce5">
            <text:p>7.800</text:p>
          </table:table-cell>
          <table:table-cell office:value-type="float" office:value="15100" table:style-name="ce5">
            <text:p>15.100</text:p>
          </table:table-cell>
          <table:table-cell office:value-type="float" office:value="4250" table:style-name="ce5">
            <text:p>4.250</text:p>
          </table:table-cell>
          <table:table-cell office:value-type="float" office:value="81780" table:style-name="ce6">
            <text:p>81.780</text:p>
          </table:table-cell>
          <table:table-cell office:value-type="float" office:value="71763" table:style-name="ce6">
            <text:p>71.763</text:p>
          </table:table-cell>
          <table:table-cell office:value-type="percentage" office:value="0.87751283932501833" table:style-name="ce7">
            <text:p>87,8%</text:p>
          </table:table-cell>
          <table:table-cell office:value-type="float" office:value="44239" table:style-name="ce5">
            <text:p>44.239</text:p>
          </table:table-cell>
          <table:table-cell office:value-type="float" office:value="33472" table:style-name="ce5">
            <text:p>33.472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54099" table:style-name="ce6">
            <text:p>154.099</text:p>
          </table:table-cell>
          <table:table-cell office:value-type="percentage" office:value="0.90226123003419367" table:style-name="ce7">
            <text:p>90,2%</text:p>
          </table:table-cell>
          <table:table-cell office:value-type="float" office:value="85945" table:style-name="ce5">
            <text:p>85.945</text:p>
          </table:table-cell>
          <table:table-cell office:value-type="float" office:value="69150" table:style-name="ce5">
            <text:p>69.150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5630" table:style-name="ce6">
            <text:p>5.630</text:p>
          </table:table-cell>
          <table:table-cell office:value-type="float" office:value="2415" table:style-name="ce6">
            <text:p>2.415</text:p>
          </table:table-cell>
          <table:table-cell office:value-type="percentage" office:value="0.4289520426287744" table:style-name="ce7">
            <text:p>42,9%</text:p>
          </table:table-cell>
          <table:table-cell office:value-type="float" office:value="2035" table:style-name="ce5">
            <text:p>2.035</text:p>
          </table:table-cell>
          <table:table-cell office:value-type="float" office:value="1399" table:style-name="ce5">
            <text:p>1.399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4126737" table:style-name="ce11">
            <text:p>34.126.737</text:p>
          </table:table-cell>
          <table:table-cell office:value-type="float" office:value="4753770" table:style-name="ce12">
            <text:p>4.753.77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059535" table:style-name="ce14">
            <text:p>2.059.535</text:p>
          </table:table-cell>
          <table:table-cell office:value-type="float" office:value="51327142" table:style-name="ce15">
            <text:p>51.327.142</text:p>
          </table:table-cell>
          <table:table-cell office:value-type="float" office:value="46612489" table:style-name="ce15">
            <text:p>46.612.489</text:p>
          </table:table-cell>
          <table:table-cell office:value-type="percentage" office:value="0.90814503172609917" table:style-name="ce16">
            <text:p>90,8%</text:p>
          </table:table-cell>
          <table:table-cell office:value-type="float" office:value="27534723" table:style-name="ce15">
            <text:p>27.534.723</text:p>
          </table:table-cell>
          <table:table-cell office:value-type="float" office:value="20999346" table:style-name="ce15">
            <text:p>20.999.34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22099" table:style-name="ce23">
            <text:p>4.222.099</text:p>
          </table:table-cell>
          <table:table-cell office:value-type="percentage" office:value="0.91186517843046677" table:style-name="ce24">
            <text:p>91,2%</text:p>
          </table:table-cell>
          <table:table-cell office:value-type="float" office:value="3416927" table:style-name="ce23">
            <text:p>3.416.927</text:p>
          </table:table-cell>
          <table:table-cell office:value-type="percentage" office:value="0.73796866168672959" table:style-name="ce24">
            <text:p>73,8%</text:p>
          </table:table-cell>
          <table:table-cell office:value-type="date" office:date-value="2021-07-08T00:00:00" table:style-name="ce25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1227" table:style-name="ce5">
            <text:p>711.227</text:p>
          </table:table-cell>
          <table:table-cell office:value-type="percentage" office:value="0.90333122496310347" table:style-name="ce26">
            <text:p>90,3%</text:p>
          </table:table-cell>
          <table:table-cell office:value-type="float" office:value="581945" table:style-name="ce5">
            <text:p>581.945</text:p>
          </table:table-cell>
          <table:table-cell office:value-type="percentage" office:value="0.73912982734225963" table:style-name="ce26">
            <text:p>73,9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3132" table:style-name="ce5">
            <text:p>623.132</text:p>
          </table:table-cell>
          <table:table-cell office:value-type="percentage" office:value="0.92129545437744409" table:style-name="ce26">
            <text:p>92,1%</text:p>
          </table:table-cell>
          <table:table-cell office:value-type="float" office:value="524398" table:style-name="ce5">
            <text:p>524.398</text:p>
          </table:table-cell>
          <table:table-cell office:value-type="percentage" office:value="0.7753180605146629" table:style-name="ce26">
            <text:p>77,5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08210" table:style-name="ce5">
            <text:p>508.210</text:p>
          </table:table-cell>
          <table:table-cell office:value-type="percentage" office:value="0.82067571190037114" table:style-name="ce26">
            <text:p>82,1%</text:p>
          </table:table-cell>
          <table:table-cell office:value-type="float" office:value="431028" table:style-name="ce5">
            <text:p>431.028</text:p>
          </table:table-cell>
          <table:table-cell office:value-type="percentage" office:value="0.69603945366874553" table:style-name="ce26">
            <text:p>69,6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07044" table:style-name="ce5">
            <text:p>1.007.044</text:p>
          </table:table-cell>
          <table:table-cell office:value-type="percentage" office:value="0.82660111056845842" table:style-name="ce26">
            <text:p>82,7%</text:p>
          </table:table-cell>
          <table:table-cell office:value-type="float" office:value="796153" table:style-name="ce5">
            <text:p>796.153</text:p>
          </table:table-cell>
          <table:table-cell office:value-type="percentage" office:value="0.65349771607040985" table:style-name="ce26">
            <text:p>65,3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24823" table:style-name="ce5">
            <text:p>324.823</text:p>
          </table:table-cell>
          <table:table-cell office:value-type="percentage" office:value="0.90433090376573699" table:style-name="ce26">
            <text:p>90,4%</text:p>
          </table:table-cell>
          <table:table-cell office:value-type="float" office:value="248757" table:style-name="ce5">
            <text:p>248.757</text:p>
          </table:table-cell>
          <table:table-cell office:value-type="percentage" office:value="0.6925576163881666" table:style-name="ce26">
            <text:p>69,3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01664" table:style-name="ce5">
            <text:p>1.401.664</text:p>
          </table:table-cell>
          <table:table-cell office:value-type="percentage" office:value="0.91485142828051547" table:style-name="ce26">
            <text:p>91,5%</text:p>
          </table:table-cell>
          <table:table-cell office:value-type="float" office:value="1143807" table:style-name="ce5">
            <text:p>1.143.807</text:p>
          </table:table-cell>
          <table:table-cell office:value-type="percentage" office:value="0.74655086213761046" table:style-name="ce26">
            <text:p>74,7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48121" table:style-name="ce5">
            <text:p>1.048.121</text:p>
          </table:table-cell>
          <table:table-cell office:value-type="percentage" office:value="0.91075857083024137" table:style-name="ce26">
            <text:p>91,1%</text:p>
          </table:table-cell>
          <table:table-cell office:value-type="float" office:value="835748" table:style-name="ce5">
            <text:p>835.748</text:p>
          </table:table-cell>
          <table:table-cell office:value-type="percentage" office:value="0.72621830309118174" table:style-name="ce26">
            <text:p>72,6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56905" table:style-name="ce5">
            <text:p>3.756.905</text:p>
          </table:table-cell>
          <table:table-cell office:value-type="percentage" office:value="0.86792471573418428" table:style-name="ce26">
            <text:p>86,8%</text:p>
          </table:table-cell>
          <table:table-cell office:value-type="float" office:value="3135086" table:style-name="ce5">
            <text:p>3.135.086</text:p>
          </table:table-cell>
          <table:table-cell office:value-type="percentage" office:value="0.72427134179656416" table:style-name="ce26">
            <text:p>72,4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562136" table:style-name="ce5">
            <text:p>2.562.136</text:p>
          </table:table-cell>
          <table:table-cell office:value-type="percentage" office:value="0.88378682206507453" table:style-name="ce26">
            <text:p>88,4%</text:p>
          </table:table-cell>
          <table:table-cell office:value-type="float" office:value="2037476" table:style-name="ce5">
            <text:p>2.037.476</text:p>
          </table:table-cell>
          <table:table-cell office:value-type="percentage" office:value="0.70280985828771769" table:style-name="ce26">
            <text:p>70,3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5124" table:style-name="ce5">
            <text:p>595.124</text:p>
          </table:table-cell>
          <table:table-cell office:value-type="percentage" office:value="0.95696331172172477" table:style-name="ce26">
            <text:p>95,7%</text:p>
          </table:table-cell>
          <table:table-cell office:value-type="float" office:value="502857" table:style-name="ce5">
            <text:p>502.857</text:p>
          </table:table-cell>
          <table:table-cell office:value-type="percentage" office:value="0.80859736801481941" table:style-name="ce26">
            <text:p>80,9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18864" table:style-name="ce5">
            <text:p>1.618.864</text:p>
          </table:table-cell>
          <table:table-cell office:value-type="percentage" office:value="0.94114473510567109" table:style-name="ce26">
            <text:p>94,1%</text:p>
          </table:table-cell>
          <table:table-cell office:value-type="float" office:value="1297834" table:style-name="ce5">
            <text:p>1.297.834</text:p>
          </table:table-cell>
          <table:table-cell office:value-type="percentage" office:value="0.75451034561342623" table:style-name="ce26">
            <text:p>75,5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65587" table:style-name="ce5">
            <text:p>165.587</text:p>
          </table:table-cell>
          <table:table-cell office:value-type="percentage" office:value="0.87769597320060855" table:style-name="ce26">
            <text:p>87,8%</text:p>
          </table:table-cell>
          <table:table-cell office:value-type="float" office:value="141667" table:style-name="ce5">
            <text:p>141.667</text:p>
          </table:table-cell>
          <table:table-cell office:value-type="percentage" office:value="0.75090771277582546" table:style-name="ce26">
            <text:p>75,1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251013" table:style-name="ce5">
            <text:p>3.251.013</text:p>
          </table:table-cell>
          <table:table-cell office:value-type="percentage" office:value="0.87105281490134712" table:style-name="ce26">
            <text:p>87,1%</text:p>
          </table:table-cell>
          <table:table-cell office:value-type="float" office:value="2527577" table:style-name="ce5">
            <text:p>2.527.577</text:p>
          </table:table-cell>
          <table:table-cell office:value-type="percentage" office:value="0.6772206265339149" table:style-name="ce26">
            <text:p>67,7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12630" table:style-name="ce5">
            <text:p>712.630</text:p>
          </table:table-cell>
          <table:table-cell office:value-type="percentage" office:value="0.90551111065932055" table:style-name="ce26">
            <text:p>90,6%</text:p>
          </table:table-cell>
          <table:table-cell office:value-type="float" office:value="583186" table:style-name="ce5">
            <text:p>583.186</text:p>
          </table:table-cell>
          <table:table-cell office:value-type="percentage" office:value="0.7410316750360868" table:style-name="ce26">
            <text:p>74,1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3565" table:style-name="ce5">
            <text:p>343.565</text:p>
          </table:table-cell>
          <table:table-cell office:value-type="percentage" office:value="0.91495826875243014" table:style-name="ce26">
            <text:p>91,5%</text:p>
          </table:table-cell>
          <table:table-cell office:value-type="float" office:value="280947" table:style-name="ce5">
            <text:p>280.947</text:p>
          </table:table-cell>
          <table:table-cell office:value-type="percentage" office:value="0.74819839253471387" table:style-name="ce26">
            <text:p>74,8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35316" table:style-name="ce5">
            <text:p>1.235.316</text:p>
          </table:table-cell>
          <table:table-cell office:value-type="percentage" office:value="0.91284453837400059" table:style-name="ce26">
            <text:p>91,3%</text:p>
          </table:table-cell>
          <table:table-cell office:value-type="float" office:value="952998" table:style-name="ce5">
            <text:p>952.998</text:p>
          </table:table-cell>
          <table:table-cell office:value-type="percentage" office:value="0.70422387420007981" table:style-name="ce26">
            <text:p>70,4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796" table:style-name="ce5">
            <text:p>32.796</text:p>
          </table:table-cell>
          <table:table-cell office:value-type="percentage" office:value="0.84139771152958076" table:style-name="ce26">
            <text:p>84,1%</text:p>
          </table:table-cell>
          <table:table-cell office:value-type="float" office:value="28441" table:style-name="ce5">
            <text:p>28.441</text:p>
          </table:table-cell>
          <table:table-cell office:value-type="percentage" office:value="0.72966801785622659" table:style-name="ce26">
            <text:p>73,0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182" table:style-name="ce5">
            <text:p>30.182</text:p>
          </table:table-cell>
          <table:table-cell office:value-type="percentage" office:value="0.81079919408999324" table:style-name="ce26">
            <text:p>81,1%</text:p>
          </table:table-cell>
          <table:table-cell office:value-type="float" office:value="28008" table:style-name="ce5">
            <text:p>28.008</text:p>
          </table:table-cell>
          <table:table-cell office:value-type="percentage" office:value="0.75239758226997988" table:style-name="ce26">
            <text:p>75,2%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590" table:style-name="ce5">
            <text:p>33.590</text:p>
          </table:table-cell>
          <table:table-cell office:value-type="string" table:style-name="ce26">
            <text:p>-</text:p>
          </table:table-cell>
          <table:table-cell office:value-type="float" office:value="28967" table:style-name="ce5">
            <text:p>28.967</text:p>
          </table:table-cell>
          <table:table-cell office:value-type="string" table:style-name="ce26">
            <text:p>-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996" table:style-name="ce5">
            <text:p>996</text:p>
          </table:table-cell>
          <table:table-cell office:value-type="string" table:style-name="ce26">
            <text:p>-</text:p>
          </table:table-cell>
          <table:table-cell office:value-type="float" office:value="804" table:style-name="ce5">
            <text:p>804</text:p>
          </table:table-cell>
          <table:table-cell office:value-type="string" table:style-name="ce26">
            <text:p>-</text:p>
          </table:table-cell>
          <table:table-cell office:value-type="date" office:date-value="2021-07-08T00:00:00" table:style-name="ce8">
            <text:p>0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185024" table:style-name="ce15">
            <text:p>24.185.024</text:p>
          </table:table-cell>
          <table:table-cell office:value-type="percentage" office:value="0.89388440269546632" table:style-name="ce16">
            <text:p>89,4%</text:p>
          </table:table-cell>
          <table:table-cell office:value-type="float" office:value="19524611" table:style-name="ce15">
            <text:p>19.524.611</text:p>
          </table:table-cell>
          <table:table-cell office:value-type="percentage" office:value="0.721634398278717" table:style-name="ce16">
            <text:p>72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012" table:style-name="ce35">
            <text:p>432.012</text:p>
          </table:table-cell>
          <table:table-cell office:value-type="percentage" office:value="1" table:style-name="ce36">
            <text:p>100,0%</text:p>
          </table:table-cell>
          <table:table-cell office:value-type="float" office:value="648603" table:style-name="ce35">
            <text:p>648.603</text:p>
          </table:table-cell>
          <table:table-cell office:value-type="percentage" office:value="0.99726621780156555" table:style-name="ce36">
            <text:p>99,7%</text:p>
          </table:table-cell>
          <table:table-cell office:value-type="float" office:value="890251" table:style-name="ce35">
            <text:p>890.251</text:p>
          </table:table-cell>
          <table:table-cell office:value-type="percentage" office:value="0.97173379381256497" table:style-name="ce36">
            <text:p>97,2%</text:p>
          </table:table-cell>
          <table:table-cell office:value-type="float" office:value="1148457" table:style-name="ce35">
            <text:p>1.148.457</text:p>
          </table:table-cell>
          <table:table-cell office:value-type="percentage" office:value="0.90785607511653954" table:style-name="ce36">
            <text:p>90,8%</text:p>
          </table:table-cell>
          <table:table-cell office:value-type="float" office:value="1102776" table:style-name="ce35">
            <text:p>1.102.776</text:p>
          </table:table-cell>
          <table:table-cell office:value-type="percentage" office:value="0.79616262632534218" table:style-name="ce36">
            <text:p>79,6%</text:p>
          </table:table-cell>
          <table:table-cell office:value-type="float" office:value="533509" table:style-name="ce35">
            <text:p>533.509</text:p>
          </table:table-cell>
          <table:table-cell office:value-type="percentage" office:value="0.4679012854570665" table:style-name="ce36">
            <text:p>46,8%</text:p>
          </table:table-cell>
          <table:table-cell office:value-type="float" office:value="117619" table:style-name="ce35">
            <text:p>117.619</text:p>
          </table:table-cell>
          <table:table-cell office:value-type="percentage" office:value="0.1266528979015196" table:style-name="ce36">
            <text:p>12,7%</text:p>
          </table:table-cell>
          <table:table-cell office:value-type="float" office:value="6368" table:style-name="ce35">
            <text:p>6.368</text:p>
          </table:table-cell>
          <table:table-cell office:value-type="percentage" office:value="8.4578839086367902E-3" table:style-name="ce36">
            <text:p>0,8%</text:p>
          </table:table-cell>
          <table:table-cell office:value-type="float" office:value="4879595" table:style-name="ce35">
            <text:p>4.879.59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5480560522546039" table:style-name="ce36">
            <text:p>6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11" table:style-name="ce38">
            <text:p>100.811</text:p>
          </table:table-cell>
          <table:table-cell office:value-type="percentage" office:value="1" table:style-name="ce39">
            <text:p>100,0%</text:p>
          </table:table-cell>
          <table:table-cell office:value-type="float" office:value="118317" table:style-name="ce38">
            <text:p>118.317</text:p>
          </table:table-cell>
          <table:table-cell office:value-type="percentage" office:value="0.9946366272960363" table:style-name="ce39">
            <text:p>99,5%</text:p>
          </table:table-cell>
          <table:table-cell office:value-type="float" office:value="149670" table:style-name="ce38">
            <text:p>149.670</text:p>
          </table:table-cell>
          <table:table-cell office:value-type="percentage" office:value="0.95717127015290948" table:style-name="ce39">
            <text:p>95,7%</text:p>
          </table:table-cell>
          <table:table-cell office:value-type="float" office:value="175317" table:style-name="ce38">
            <text:p>175.317</text:p>
          </table:table-cell>
          <table:table-cell office:value-type="percentage" office:value="0.88425146015958356" table:style-name="ce39">
            <text:p>88,4%</text:p>
          </table:table-cell>
          <table:table-cell office:value-type="float" office:value="167112" table:style-name="ce38">
            <text:p>167.112</text:p>
          </table:table-cell>
          <table:table-cell office:value-type="percentage" office:value="0.77747123656039041" table:style-name="ce39">
            <text:p>77,7%</text:p>
          </table:table-cell>
          <table:table-cell office:value-type="float" office:value="64678" table:style-name="ce38">
            <text:p>64.678</text:p>
          </table:table-cell>
          <table:table-cell office:value-type="percentage" office:value="0.39369148923219266" table:style-name="ce39">
            <text:p>39,4%</text:p>
          </table:table-cell>
          <table:table-cell office:value-type="float" office:value="20434" table:style-name="ce38">
            <text:p>20.434</text:p>
          </table:table-cell>
          <table:table-cell office:value-type="percentage" office:value="0.15670125229101003" table:style-name="ce39">
            <text:p>15,7%</text:p>
          </table:table-cell>
          <table:table-cell office:value-type="float" office:value="2856" table:style-name="ce38">
            <text:p>2.856</text:p>
          </table:table-cell>
          <table:table-cell office:value-type="percentage" office:value="2.7698842972000506E-2" table:style-name="ce39">
            <text:p>2,8%</text:p>
          </table:table-cell>
          <table:table-cell office:value-type="float" office:value="799195" table:style-name="ce38">
            <text:p>799.19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743499047365108" table:style-name="ce39">
            <text:p>6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71" table:style-name="ce38">
            <text:p>88.571</text:p>
          </table:table-cell>
          <table:table-cell office:value-type="percentage" office:value="1" table:style-name="ce39">
            <text:p>100,0%</text:p>
          </table:table-cell>
          <table:table-cell office:value-type="float" office:value="113601" table:style-name="ce38">
            <text:p>113.601</text:p>
          </table:table-cell>
          <table:table-cell office:value-type="percentage" office:value="1" table:style-name="ce39">
            <text:p>100,0%</text:p>
          </table:table-cell>
          <table:table-cell office:value-type="float" office:value="142531" table:style-name="ce38">
            <text:p>142.531</text:p>
          </table:table-cell>
          <table:table-cell office:value-type="percentage" office:value="0.95241627241867799" table:style-name="ce39">
            <text:p>95,2%</text:p>
          </table:table-cell>
          <table:table-cell office:value-type="float" office:value="144851" table:style-name="ce38">
            <text:p>144.851</text:p>
          </table:table-cell>
          <table:table-cell office:value-type="percentage" office:value="0.89059608349472774" table:style-name="ce39">
            <text:p>89,1%</text:p>
          </table:table-cell>
          <table:table-cell office:value-type="float" office:value="133578" table:style-name="ce38">
            <text:p>133.578</text:p>
          </table:table-cell>
          <table:table-cell office:value-type="percentage" office:value="0.7999017922906948" table:style-name="ce39">
            <text:p>80,0%</text:p>
          </table:table-cell>
          <table:table-cell office:value-type="float" office:value="46841" table:style-name="ce38">
            <text:p>46.841</text:p>
          </table:table-cell>
          <table:table-cell office:value-type="percentage" office:value="0.40926684782133838" table:style-name="ce39">
            <text:p>40,9%</text:p>
          </table:table-cell>
          <table:table-cell office:value-type="float" office:value="10397" table:style-name="ce38">
            <text:p>10.397</text:p>
          </table:table-cell>
          <table:table-cell office:value-type="percentage" office:value="0.131422937391766" table:style-name="ce39">
            <text:p>13,1%</text:p>
          </table:table-cell>
          <table:table-cell office:value-type="float" office:value="599" table:style-name="ce38">
            <text:p>599</text:p>
          </table:table-cell>
          <table:table-cell office:value-type="percentage" office:value="9.3593749999999996E-3" table:style-name="ce39">
            <text:p>0,9%</text:p>
          </table:table-cell>
          <table:table-cell office:value-type="float" office:value="680969" table:style-name="ce38">
            <text:p>680.96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914585401214438" table:style-name="ce39">
            <text:p>7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06" table:style-name="ce38">
            <text:p>50.806</text:p>
          </table:table-cell>
          <table:table-cell office:value-type="percentage" office:value="1" table:style-name="ce39">
            <text:p>100,0%</text:p>
          </table:table-cell>
          <table:table-cell office:value-type="float" office:value="77678" table:style-name="ce38">
            <text:p>77.678</text:p>
          </table:table-cell>
          <table:table-cell office:value-type="percentage" office:value="0.96475234735953097" table:style-name="ce39">
            <text:p>96,5%</text:p>
          </table:table-cell>
          <table:table-cell office:value-type="float" office:value="101975" table:style-name="ce38">
            <text:p>101.975</text:p>
          </table:table-cell>
          <table:table-cell office:value-type="percentage" office:value="0.86986377323404218" table:style-name="ce39">
            <text:p>87,0%</text:p>
          </table:table-cell>
          <table:table-cell office:value-type="float" office:value="136603" table:style-name="ce38">
            <text:p>136.603</text:p>
          </table:table-cell>
          <table:table-cell office:value-type="percentage" office:value="0.82391719994933565" table:style-name="ce39">
            <text:p>82,4%</text:p>
          </table:table-cell>
          <table:table-cell office:value-type="float" office:value="141148" table:style-name="ce38">
            <text:p>141.148</text:p>
          </table:table-cell>
          <table:table-cell office:value-type="percentage" office:value="0.68461284752536722" table:style-name="ce39">
            <text:p>68,5%</text:p>
          </table:table-cell>
          <table:table-cell office:value-type="float" office:value="79316" table:style-name="ce38">
            <text:p>79.316</text:p>
          </table:table-cell>
          <table:table-cell office:value-type="percentage" office:value="0.43535488262060412" table:style-name="ce39">
            <text:p>43,5%</text:p>
          </table:table-cell>
          <table:table-cell office:value-type="float" office:value="37868" table:style-name="ce38">
            <text:p>37.868</text:p>
          </table:table-cell>
          <table:table-cell office:value-type="percentage" office:value="0.27452117556654249" table:style-name="ce39">
            <text:p>27,5%</text:p>
          </table:table-cell>
          <table:table-cell office:value-type="float" office:value="10655" table:style-name="ce38">
            <text:p>10.655</text:p>
          </table:table-cell>
          <table:table-cell office:value-type="percentage" office:value="0.11159405111018014" table:style-name="ce39">
            <text:p>11,2%</text:p>
          </table:table-cell>
          <table:table-cell office:value-type="float" office:value="636049" table:style-name="ce38">
            <text:p>636.04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1461907665429472" table:style-name="ce39">
            <text:p>6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681" table:style-name="ce38">
            <text:p>91.681</text:p>
          </table:table-cell>
          <table:table-cell office:value-type="percentage" office:value="1" table:style-name="ce39">
            <text:p>100,0%</text:p>
          </table:table-cell>
          <table:table-cell office:value-type="float" office:value="148398" table:style-name="ce38">
            <text:p>148.398</text:p>
          </table:table-cell>
          <table:table-cell office:value-type="percentage" office:value="0.96031217037358196" table:style-name="ce39">
            <text:p>96,0%</text:p>
          </table:table-cell>
          <table:table-cell office:value-type="float" office:value="211346" table:style-name="ce38">
            <text:p>211.346</text:p>
          </table:table-cell>
          <table:table-cell office:value-type="percentage" office:value="0.89899273475915809" table:style-name="ce39">
            <text:p>89,9%</text:p>
          </table:table-cell>
          <table:table-cell office:value-type="float" office:value="294895" table:style-name="ce38">
            <text:p>294.895</text:p>
          </table:table-cell>
          <table:table-cell office:value-type="percentage" office:value="0.84132640251974256" table:style-name="ce39">
            <text:p>84,1%</text:p>
          </table:table-cell>
          <table:table-cell office:value-type="float" office:value="260724" table:style-name="ce38">
            <text:p>260.724</text:p>
          </table:table-cell>
          <table:table-cell office:value-type="percentage" office:value="0.67210072075973648" table:style-name="ce39">
            <text:p>67,2%</text:p>
          </table:table-cell>
          <table:table-cell office:value-type="float" office:value="155444" table:style-name="ce38">
            <text:p>155.444</text:p>
          </table:table-cell>
          <table:table-cell office:value-type="percentage" office:value="0.49992602931811897" table:style-name="ce39">
            <text:p>50,0%</text:p>
          </table:table-cell>
          <table:table-cell office:value-type="float" office:value="42876" table:style-name="ce38">
            <text:p>42.876</text:p>
          </table:table-cell>
          <table:table-cell office:value-type="percentage" office:value="0.17031317031317031" table:style-name="ce39">
            <text:p>17,0%</text:p>
          </table:table-cell>
          <table:table-cell office:value-type="float" office:value="5383" table:style-name="ce38">
            <text:p>5.383</text:p>
          </table:table-cell>
          <table:table-cell office:value-type="percentage" office:value="2.9939320455847428E-2" table:style-name="ce39">
            <text:p>3,0%</text:p>
          </table:table-cell>
          <table:table-cell office:value-type="float" office:value="1210747" table:style-name="ce38">
            <text:p>1.210.74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1748421796698649" table:style-name="ce39">
            <text:p>6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32" table:style-name="ce38">
            <text:p>42.232</text:p>
          </table:table-cell>
          <table:table-cell office:value-type="percentage" office:value="1" table:style-name="ce39">
            <text:p>100,0%</text:p>
          </table:table-cell>
          <table:table-cell office:value-type="float" office:value="55731" table:style-name="ce38">
            <text:p>55.731</text:p>
          </table:table-cell>
          <table:table-cell office:value-type="percentage" office:value="1" table:style-name="ce39">
            <text:p>100,0%</text:p>
          </table:table-cell>
          <table:table-cell office:value-type="float" office:value="74492" table:style-name="ce38">
            <text:p>74.492</text:p>
          </table:table-cell>
          <table:table-cell office:value-type="percentage" office:value="0.96311332342103562" table:style-name="ce39">
            <text:p>96,3%</text:p>
          </table:table-cell>
          <table:table-cell office:value-type="float" office:value="80212" table:style-name="ce38">
            <text:p>80.212</text:p>
          </table:table-cell>
          <table:table-cell office:value-type="percentage" office:value="0.89160108487839584" table:style-name="ce39">
            <text:p>89,2%</text:p>
          </table:table-cell>
          <table:table-cell office:value-type="float" office:value="72156" table:style-name="ce38">
            <text:p>72.156</text:p>
          </table:table-cell>
          <table:table-cell office:value-type="percentage" office:value="0.73802534545714904" table:style-name="ce39">
            <text:p>73,8%</text:p>
          </table:table-cell>
          <table:table-cell office:value-type="float" office:value="11516" table:style-name="ce38">
            <text:p>11.516</text:p>
          </table:table-cell>
          <table:table-cell office:value-type="percentage" office:value="0.16341010032210918" table:style-name="ce39">
            <text:p>16,3%</text:p>
          </table:table-cell>
          <table:table-cell office:value-type="float" office:value="5670" table:style-name="ce38">
            <text:p>5.670</text:p>
          </table:table-cell>
          <table:table-cell office:value-type="percentage" office:value="0.11226611226611227" table:style-name="ce39">
            <text:p>11,2%</text:p>
          </table:table-cell>
          <table:table-cell office:value-type="float" office:value="286" table:style-name="ce38">
            <text:p>286</text:p>
          </table:table-cell>
          <table:table-cell office:value-type="percentage" office:value="6.5054705092919048E-3" table:style-name="ce39">
            <text:p>0,7%</text:p>
          </table:table-cell>
          <table:table-cell office:value-type="float" office:value="342295" table:style-name="ce38">
            <text:p>342.29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5307644902857509" table:style-name="ce39">
            <text:p>6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526" table:style-name="ce38">
            <text:p>228.526</text:p>
          </table:table-cell>
          <table:table-cell office:value-type="percentage" office:value="1" table:style-name="ce39">
            <text:p>100,0%</text:p>
          </table:table-cell>
          <table:table-cell office:value-type="float" office:value="248873" table:style-name="ce38">
            <text:p>248.873</text:p>
          </table:table-cell>
          <table:table-cell office:value-type="percentage" office:value="1" table:style-name="ce39">
            <text:p>100,0%</text:p>
          </table:table-cell>
          <table:table-cell office:value-type="float" office:value="309479" table:style-name="ce38">
            <text:p>309.479</text:p>
          </table:table-cell>
          <table:table-cell office:value-type="percentage" office:value="0.97144785372361298" table:style-name="ce39">
            <text:p>97,1%</text:p>
          </table:table-cell>
          <table:table-cell office:value-type="float" office:value="336283" table:style-name="ce38">
            <text:p>336.283</text:p>
          </table:table-cell>
          <table:table-cell office:value-type="percentage" office:value="0.88222732340788357" table:style-name="ce39">
            <text:p>88,2%</text:p>
          </table:table-cell>
          <table:table-cell office:value-type="float" office:value="278503" table:style-name="ce38">
            <text:p>278.503</text:p>
          </table:table-cell>
          <table:table-cell office:value-type="percentage" office:value="0.76658179766312051" table:style-name="ce39">
            <text:p>76,7%</text:p>
          </table:table-cell>
          <table:table-cell office:value-type="float" office:value="62929" table:style-name="ce38">
            <text:p>62.929</text:p>
          </table:table-cell>
          <table:table-cell office:value-type="percentage" office:value="0.23499998132816496" table:style-name="ce39">
            <text:p>23,5%</text:p>
          </table:table-cell>
          <table:table-cell office:value-type="float" office:value="26027" table:style-name="ce38">
            <text:p>26.027</text:p>
          </table:table-cell>
          <table:table-cell office:value-type="percentage" office:value="0.1233472033970598" table:style-name="ce39">
            <text:p>12,3%</text:p>
          </table:table-cell>
          <table:table-cell office:value-type="float" office:value="1170" table:style-name="ce38">
            <text:p>1.170</text:p>
          </table:table-cell>
          <table:table-cell office:value-type="percentage" office:value="7.0762419711869941E-3" table:style-name="ce39">
            <text:p>0,7%</text:p>
          </table:table-cell>
          <table:table-cell office:value-type="float" office:value="1491790" table:style-name="ce38">
            <text:p>1.491.79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8548555705609593" table:style-name="ce39">
            <text:p>6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12" table:style-name="ce38">
            <text:p>137.412</text:p>
          </table:table-cell>
          <table:table-cell office:value-type="percentage" office:value="1" table:style-name="ce39">
            <text:p>100,0%</text:p>
          </table:table-cell>
          <table:table-cell office:value-type="float" office:value="157410" table:style-name="ce38">
            <text:p>157.410</text:p>
          </table:table-cell>
          <table:table-cell office:value-type="percentage" office:value="0.98937153129144384" table:style-name="ce39">
            <text:p>98,9%</text:p>
          </table:table-cell>
          <table:table-cell office:value-type="float" office:value="214429" table:style-name="ce38">
            <text:p>214.429</text:p>
          </table:table-cell>
          <table:table-cell office:value-type="percentage" office:value="0.98162000329603927" table:style-name="ce39">
            <text:p>98,2%</text:p>
          </table:table-cell>
          <table:table-cell office:value-type="float" office:value="276002" table:style-name="ce38">
            <text:p>276.002</text:p>
          </table:table-cell>
          <table:table-cell office:value-type="percentage" office:value="0.8976317004793839" table:style-name="ce39">
            <text:p>89,8%</text:p>
          </table:table-cell>
          <table:table-cell office:value-type="float" office:value="262868" table:style-name="ce38">
            <text:p>262.868</text:p>
          </table:table-cell>
          <table:table-cell office:value-type="percentage" office:value="0.7951119916516689" table:style-name="ce39">
            <text:p>79,5%</text:p>
          </table:table-cell>
          <table:table-cell office:value-type="float" office:value="140926" table:style-name="ce38">
            <text:p>140.926</text:p>
          </table:table-cell>
          <table:table-cell office:value-type="percentage" office:value="0.52999424597876654" table:style-name="ce39">
            <text:p>53,0%</text:p>
          </table:table-cell>
          <table:table-cell office:value-type="float" office:value="36538" table:style-name="ce38">
            <text:p>36.538</text:p>
          </table:table-cell>
          <table:table-cell office:value-type="percentage" office:value="0.16753710641068553" table:style-name="ce39">
            <text:p>16,8%</text:p>
          </table:table-cell>
          <table:table-cell office:value-type="float" office:value="1404" table:style-name="ce38">
            <text:p>1.404</text:p>
          </table:table-cell>
          <table:table-cell office:value-type="percentage" office:value="8.0702641804428297E-3" table:style-name="ce39">
            <text:p>0,8%</text:p>
          </table:table-cell>
          <table:table-cell office:value-type="float" office:value="1226989" table:style-name="ce38">
            <text:p>1.226.98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7835020654760325" table:style-name="ce39">
            <text:p>6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864" table:style-name="ce38">
            <text:p>455.864</text:p>
          </table:table-cell>
          <table:table-cell office:value-type="percentage" office:value="1" table:style-name="ce39">
            <text:p>100,0%</text:p>
          </table:table-cell>
          <table:table-cell office:value-type="float" office:value="611813" table:style-name="ce38">
            <text:p>611.813</text:p>
          </table:table-cell>
          <table:table-cell office:value-type="percentage" office:value="0.96304219162212024" table:style-name="ce39">
            <text:p>96,3%</text:p>
          </table:table-cell>
          <table:table-cell office:value-type="float" office:value="764123" table:style-name="ce38">
            <text:p>764.123</text:p>
          </table:table-cell>
          <table:table-cell office:value-type="percentage" office:value="0.91229416989818335" table:style-name="ce39">
            <text:p>91,2%</text:p>
          </table:table-cell>
          <table:table-cell office:value-type="float" office:value="950013" table:style-name="ce38">
            <text:p>950.013</text:p>
          </table:table-cell>
          <table:table-cell office:value-type="percentage" office:value="0.87015057978713661" table:style-name="ce39">
            <text:p>87,0%</text:p>
          </table:table-cell>
          <table:table-cell office:value-type="float" office:value="975092" table:style-name="ce38">
            <text:p>975.092</text:p>
          </table:table-cell>
          <table:table-cell office:value-type="percentage" office:value="0.7405265216384217" table:style-name="ce39">
            <text:p>74,1%</text:p>
          </table:table-cell>
          <table:table-cell office:value-type="float" office:value="480901" table:style-name="ce38">
            <text:p>480.901</text:p>
          </table:table-cell>
          <table:table-cell office:value-type="percentage" office:value="0.46034564620562635" table:style-name="ce39">
            <text:p>46,0%</text:p>
          </table:table-cell>
          <table:table-cell office:value-type="float" office:value="200283" table:style-name="ce38">
            <text:p>200.283</text:p>
          </table:table-cell>
          <table:table-cell office:value-type="percentage" office:value="0.23873482450964617" table:style-name="ce39">
            <text:p>23,9%</text:p>
          </table:table-cell>
          <table:table-cell office:value-type="float" office:value="41660" table:style-name="ce38">
            <text:p>41.660</text:p>
          </table:table-cell>
          <table:table-cell office:value-type="percentage" office:value="6.3490031485934961E-2" table:style-name="ce39">
            <text:p>6,3%</text:p>
          </table:table-cell>
          <table:table-cell office:value-type="float" office:value="4479749" table:style-name="ce38">
            <text:p>4.479.74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5222978993529745" table:style-name="ce39">
            <text:p>6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085" table:style-name="ce38">
            <text:p>295.085</text:p>
          </table:table-cell>
          <table:table-cell office:value-type="percentage" office:value="1" table:style-name="ce39">
            <text:p>100,0%</text:p>
          </table:table-cell>
          <table:table-cell office:value-type="float" office:value="429761" table:style-name="ce38">
            <text:p>429.761</text:p>
          </table:table-cell>
          <table:table-cell office:value-type="percentage" office:value="0.98149873704500501" table:style-name="ce39">
            <text:p>98,1%</text:p>
          </table:table-cell>
          <table:table-cell office:value-type="float" office:value="542050" table:style-name="ce38">
            <text:p>542.050</text:p>
          </table:table-cell>
          <table:table-cell office:value-type="percentage" office:value="0.93339739086112605" table:style-name="ce39">
            <text:p>93,3%</text:p>
          </table:table-cell>
          <table:table-cell office:value-type="float" office:value="646812" table:style-name="ce38">
            <text:p>646.812</text:p>
          </table:table-cell>
          <table:table-cell office:value-type="percentage" office:value="0.85974048760258082" table:style-name="ce39">
            <text:p>86,0%</text:p>
          </table:table-cell>
          <table:table-cell office:value-type="float" office:value="648428" table:style-name="ce38">
            <text:p>648.428</text:p>
          </table:table-cell>
          <table:table-cell office:value-type="percentage" office:value="0.76143393284076333" table:style-name="ce39">
            <text:p>76,1%</text:p>
          </table:table-cell>
          <table:table-cell office:value-type="float" office:value="107208" table:style-name="ce38">
            <text:p>107.208</text:p>
          </table:table-cell>
          <table:table-cell office:value-type="percentage" office:value="0.16525088669290136" table:style-name="ce39">
            <text:p>16,5%</text:p>
          </table:table-cell>
          <table:table-cell office:value-type="float" office:value="59809" table:style-name="ce38">
            <text:p>59.809</text:p>
          </table:table-cell>
          <table:table-cell office:value-type="percentage" office:value="0.1158806182986325" table:style-name="ce39">
            <text:p>11,6%</text:p>
          </table:table-cell>
          <table:table-cell office:value-type="float" office:value="2879" table:style-name="ce38">
            <text:p>2.879</text:p>
          </table:table-cell>
          <table:table-cell office:value-type="percentage" office:value="6.7816013436003495E-3" table:style-name="ce39">
            <text:p>0,7%</text:p>
          </table:table-cell>
          <table:table-cell office:value-type="float" office:value="2732032" table:style-name="ce38">
            <text:p>2.732.03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0867928168665464" table:style-name="ce39">
            <text:p>6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41" table:style-name="ce38">
            <text:p>78.041</text:p>
          </table:table-cell>
          <table:table-cell office:value-type="percentage" office:value="1" table:style-name="ce39">
            <text:p>100,0%</text:p>
          </table:table-cell>
          <table:table-cell office:value-type="float" office:value="95458" table:style-name="ce38">
            <text:p>95.458</text:p>
          </table:table-cell>
          <table:table-cell office:value-type="percentage" office:value="1" table:style-name="ce39">
            <text:p>100,0%</text:p>
          </table:table-cell>
          <table:table-cell office:value-type="float" office:value="129033" table:style-name="ce38">
            <text:p>129.033</text:p>
          </table:table-cell>
          <table:table-cell office:value-type="percentage" office:value="1" table:style-name="ce39">
            <text:p>100,0%</text:p>
          </table:table-cell>
          <table:table-cell office:value-type="float" office:value="155745" table:style-name="ce38">
            <text:p>155.745</text:p>
          </table:table-cell>
          <table:table-cell office:value-type="percentage" office:value="0.92039168872919819" table:style-name="ce39">
            <text:p>92,0%</text:p>
          </table:table-cell>
          <table:table-cell office:value-type="float" office:value="136847" table:style-name="ce38">
            <text:p>136.847</text:p>
          </table:table-cell>
          <table:table-cell office:value-type="percentage" office:value="0.85800719776292522" table:style-name="ce39">
            <text:p>85,8%</text:p>
          </table:table-cell>
          <table:table-cell office:value-type="float" office:value="68962" table:style-name="ce38">
            <text:p>68.962</text:p>
          </table:table-cell>
          <table:table-cell office:value-type="percentage" office:value="0.51665055926400405" table:style-name="ce39">
            <text:p>51,7%</text:p>
          </table:table-cell>
          <table:table-cell office:value-type="float" office:value="10218" table:style-name="ce38">
            <text:p>10.218</text:p>
          </table:table-cell>
          <table:table-cell office:value-type="percentage" office:value="9.0169431697846802E-2" table:style-name="ce39">
            <text:p>9,0%</text:p>
          </table:table-cell>
          <table:table-cell office:value-type="float" office:value="526" table:style-name="ce38">
            <text:p>526</text:p>
          </table:table-cell>
          <table:table-cell office:value-type="percentage" office:value="6.2064896755162245E-3" table:style-name="ce39">
            <text:p>0,6%</text:p>
          </table:table-cell>
          <table:table-cell office:value-type="float" office:value="674830" table:style-name="ce38">
            <text:p>674.83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0778667075013868" table:style-name="ce39">
            <text:p>7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077" table:style-name="ce38">
            <text:p>241.077</text:p>
          </table:table-cell>
          <table:table-cell office:value-type="percentage" office:value="1" table:style-name="ce39">
            <text:p>100,0%</text:p>
          </table:table-cell>
          <table:table-cell office:value-type="float" office:value="289231" table:style-name="ce38">
            <text:p>289.231</text:p>
          </table:table-cell>
          <table:table-cell office:value-type="percentage" office:value="0.99816746157191072" table:style-name="ce39">
            <text:p>99,8%</text:p>
          </table:table-cell>
          <table:table-cell office:value-type="float" office:value="334625" table:style-name="ce38">
            <text:p>334.625</text:p>
          </table:table-cell>
          <table:table-cell office:value-type="percentage" office:value="0.96454009056660339" table:style-name="ce39">
            <text:p>96,5%</text:p>
          </table:table-cell>
          <table:table-cell office:value-type="float" office:value="374534" table:style-name="ce38">
            <text:p>374.534</text:p>
          </table:table-cell>
          <table:table-cell office:value-type="percentage" office:value="0.9227498158363493" table:style-name="ce39">
            <text:p>92,3%</text:p>
          </table:table-cell>
          <table:table-cell office:value-type="float" office:value="379397" table:style-name="ce38">
            <text:p>379.397</text:p>
          </table:table-cell>
          <table:table-cell office:value-type="percentage" office:value="0.85599960290690202" table:style-name="ce39">
            <text:p>85,6%</text:p>
          </table:table-cell>
          <table:table-cell office:value-type="float" office:value="123164" table:style-name="ce38">
            <text:p>123.164</text:p>
          </table:table-cell>
          <table:table-cell office:value-type="percentage" office:value="0.38083164300202837" table:style-name="ce39">
            <text:p>38,1%</text:p>
          </table:table-cell>
          <table:table-cell office:value-type="float" office:value="20861" table:style-name="ce38">
            <text:p>20.861</text:p>
          </table:table-cell>
          <table:table-cell office:value-type="percentage" office:value="9.0314787796398843E-2" table:style-name="ce39">
            <text:p>9,0%</text:p>
          </table:table-cell>
          <table:table-cell office:value-type="float" office:value="431" table:style-name="ce38">
            <text:p>431</text:p>
          </table:table-cell>
          <table:table-cell office:value-type="percentage" office:value="2.3943513307815808E-3" table:style-name="ce39">
            <text:p>0,2%</text:p>
          </table:table-cell>
          <table:table-cell office:value-type="float" office:value="1763320" table:style-name="ce38">
            <text:p>1.763.32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840381145301868" table:style-name="ce39">
            <text:p>7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6" table:style-name="ce38">
            <text:p>23.316</text:p>
          </table:table-cell>
          <table:table-cell office:value-type="percentage" office:value="1" table:style-name="ce39">
            <text:p>100,0%</text:p>
          </table:table-cell>
          <table:table-cell office:value-type="float" office:value="28514" table:style-name="ce38">
            <text:p>28.514</text:p>
          </table:table-cell>
          <table:table-cell office:value-type="percentage" office:value="1" table:style-name="ce39">
            <text:p>100,0%</text:p>
          </table:table-cell>
          <table:table-cell office:value-type="float" office:value="36285" table:style-name="ce38">
            <text:p>36.285</text:p>
          </table:table-cell>
          <table:table-cell office:value-type="percentage" office:value="0.96200752956148261" table:style-name="ce39">
            <text:p>96,2%</text:p>
          </table:table-cell>
          <table:table-cell office:value-type="float" office:value="42539" table:style-name="ce38">
            <text:p>42.539</text:p>
          </table:table-cell>
          <table:table-cell office:value-type="percentage" office:value="0.8924765021819403" table:style-name="ce39">
            <text:p>89,2%</text:p>
          </table:table-cell>
          <table:table-cell office:value-type="float" office:value="34933" table:style-name="ce38">
            <text:p>34.933</text:p>
          </table:table-cell>
          <table:table-cell office:value-type="percentage" office:value="0.65977298052769751" table:style-name="ce39">
            <text:p>66,0%</text:p>
          </table:table-cell>
          <table:table-cell office:value-type="float" office:value="6316" table:style-name="ce38">
            <text:p>6.316</text:p>
          </table:table-cell>
          <table:table-cell office:value-type="percentage" office:value="0.16063480759937943" table:style-name="ce39">
            <text:p>16,1%</text:p>
          </table:table-cell>
          <table:table-cell office:value-type="float" office:value="3671" table:style-name="ce38">
            <text:p>3.671</text:p>
          </table:table-cell>
          <table:table-cell office:value-type="percentage" office:value="0.12052662683038939" table:style-name="ce39">
            <text:p>12,1%</text:p>
          </table:table-cell>
          <table:table-cell office:value-type="float" office:value="189" table:style-name="ce38">
            <text:p>189</text:p>
          </table:table-cell>
          <table:table-cell office:value-type="percentage" office:value="7.4024753250822497E-3" table:style-name="ce39">
            <text:p>0,7%</text:p>
          </table:table-cell>
          <table:table-cell office:value-type="float" office:value="175763" table:style-name="ce38">
            <text:p>175.76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189491847730394" table:style-name="ce39">
            <text:p>6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734" table:style-name="ce38">
            <text:p>371.734</text:p>
          </table:table-cell>
          <table:table-cell office:value-type="percentage" office:value="1" table:style-name="ce39">
            <text:p>100,0%</text:p>
          </table:table-cell>
          <table:table-cell office:value-type="float" office:value="506444" table:style-name="ce38">
            <text:p>506.444</text:p>
          </table:table-cell>
          <table:table-cell office:value-type="percentage" office:value="0.96267304844691215" table:style-name="ce39">
            <text:p>96,3%</text:p>
          </table:table-cell>
          <table:table-cell office:value-type="float" office:value="667121" table:style-name="ce38">
            <text:p>667.121</text:p>
          </table:table-cell>
          <table:table-cell office:value-type="percentage" office:value="0.94852720584994377" table:style-name="ce39">
            <text:p>94,9%</text:p>
          </table:table-cell>
          <table:table-cell office:value-type="float" office:value="884796" table:style-name="ce38">
            <text:p>884.796</text:p>
          </table:table-cell>
          <table:table-cell office:value-type="percentage" office:value="0.90955125654950797" table:style-name="ce39">
            <text:p>91,0%</text:p>
          </table:table-cell>
          <table:table-cell office:value-type="float" office:value="820918" table:style-name="ce38">
            <text:p>820.918</text:p>
          </table:table-cell>
          <table:table-cell office:value-type="percentage" office:value="0.70406382319971939" table:style-name="ce39">
            <text:p>70,4%</text:p>
          </table:table-cell>
          <table:table-cell office:value-type="float" office:value="325791" table:style-name="ce38">
            <text:p>325.791</text:p>
          </table:table-cell>
          <table:table-cell office:value-type="percentage" office:value="0.34306789941451499" table:style-name="ce39">
            <text:p>34,3%</text:p>
          </table:table-cell>
          <table:table-cell office:value-type="float" office:value="94093" table:style-name="ce38">
            <text:p>94.093</text:p>
          </table:table-cell>
          <table:table-cell office:value-type="percentage" office:value="0.12672884608909391" table:style-name="ce39">
            <text:p>12,7%</text:p>
          </table:table-cell>
          <table:table-cell office:value-type="float" office:value="6263" table:style-name="ce38">
            <text:p>6.263</text:p>
          </table:table-cell>
          <table:table-cell office:value-type="percentage" office:value="1.1314407940138237E-2" table:style-name="ce39">
            <text:p>1,1%</text:p>
          </table:table-cell>
          <table:table-cell office:value-type="float" office:value="3677160" table:style-name="ce38">
            <text:p>3.677.16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1512190576782588" table:style-name="ce39">
            <text:p>6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453" table:style-name="ce38">
            <text:p>73.453</text:p>
          </table:table-cell>
          <table:table-cell office:value-type="percentage" office:value="1" table:style-name="ce39">
            <text:p>100,0%</text:p>
          </table:table-cell>
          <table:table-cell office:value-type="float" office:value="101788" table:style-name="ce38">
            <text:p>101.788</text:p>
          </table:table-cell>
          <table:table-cell office:value-type="percentage" office:value="0.9892030048882885" table:style-name="ce39">
            <text:p>98,9%</text:p>
          </table:table-cell>
          <table:table-cell office:value-type="float" office:value="139222" table:style-name="ce38">
            <text:p>139.222</text:p>
          </table:table-cell>
          <table:table-cell office:value-type="percentage" office:value="0.94767509138310113" table:style-name="ce39">
            <text:p>94,8%</text:p>
          </table:table-cell>
          <table:table-cell office:value-type="float" office:value="195008" table:style-name="ce38">
            <text:p>195.008</text:p>
          </table:table-cell>
          <table:table-cell office:value-type="percentage" office:value="0.9144314814120118" table:style-name="ce39">
            <text:p>91,4%</text:p>
          </table:table-cell>
          <table:table-cell office:value-type="float" office:value="203159" table:style-name="ce38">
            <text:p>203.159</text:p>
          </table:table-cell>
          <table:table-cell office:value-type="percentage" office:value="0.79934449965965915" table:style-name="ce39">
            <text:p>79,9%</text:p>
          </table:table-cell>
          <table:table-cell office:value-type="float" office:value="82324" table:style-name="ce38">
            <text:p>82.324</text:p>
          </table:table-cell>
          <table:table-cell office:value-type="percentage" office:value="0.39388908293182395" table:style-name="ce39">
            <text:p>39,4%</text:p>
          </table:table-cell>
          <table:table-cell office:value-type="float" office:value="20427" table:style-name="ce38">
            <text:p>20.427</text:p>
          </table:table-cell>
          <table:table-cell office:value-type="percentage" office:value="0.11859063675630487" table:style-name="ce39">
            <text:p>11,9%</text:p>
          </table:table-cell>
          <table:table-cell office:value-type="float" office:value="1097" table:style-name="ce38">
            <text:p>1.097</text:p>
          </table:table-cell>
          <table:table-cell office:value-type="percentage" office:value="7.7311232328357788E-3" table:style-name="ce39">
            <text:p>0,8%</text:p>
          </table:table-cell>
          <table:table-cell office:value-type="float" office:value="816478" table:style-name="ce38">
            <text:p>816.47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2320047445419835" table:style-name="ce39">
            <text:p>6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3" table:style-name="ce38">
            <text:p>42.383</text:p>
          </table:table-cell>
          <table:table-cell office:value-type="percentage" office:value="1" table:style-name="ce39">
            <text:p>100,0%</text:p>
          </table:table-cell>
          <table:table-cell office:value-type="float" office:value="55648" table:style-name="ce38">
            <text:p>55.648</text:p>
          </table:table-cell>
          <table:table-cell office:value-type="percentage" office:value="0.99741898480068825" table:style-name="ce39">
            <text:p>99,7%</text:p>
          </table:table-cell>
          <table:table-cell office:value-type="float" office:value="69606" table:style-name="ce38">
            <text:p>69.606</text:p>
          </table:table-cell>
          <table:table-cell office:value-type="percentage" office:value="0.94260874275499706" table:style-name="ce39">
            <text:p>94,3%</text:p>
          </table:table-cell>
          <table:table-cell office:value-type="float" office:value="87761" table:style-name="ce38">
            <text:p>87.761</text:p>
          </table:table-cell>
          <table:table-cell office:value-type="percentage" office:value="0.90761577760771095" table:style-name="ce39">
            <text:p>90,8%</text:p>
          </table:table-cell>
          <table:table-cell office:value-type="float" office:value="88167" table:style-name="ce38">
            <text:p>88.167</text:p>
          </table:table-cell>
          <table:table-cell office:value-type="percentage" office:value="0.81634599359271121" table:style-name="ce39">
            <text:p>81,6%</text:p>
          </table:table-cell>
          <table:table-cell office:value-type="float" office:value="38810" table:style-name="ce38">
            <text:p>38.810</text:p>
          </table:table-cell>
          <table:table-cell office:value-type="percentage" office:value="0.47712715604676609" table:style-name="ce39">
            <text:p>47,7%</text:p>
          </table:table-cell>
          <table:table-cell office:value-type="float" office:value="12326" table:style-name="ce38">
            <text:p>12.326</text:p>
          </table:table-cell>
          <table:table-cell office:value-type="percentage" office:value="0.1809267984793107" table:style-name="ce39">
            <text:p>18,1%</text:p>
          </table:table-cell>
          <table:table-cell office:value-type="float" office:value="894" table:style-name="ce38">
            <text:p>894</text:p>
          </table:table-cell>
          <table:table-cell office:value-type="percentage" office:value="1.5854437114279633E-2" table:style-name="ce39">
            <text:p>1,6%</text:p>
          </table:table-cell>
          <table:table-cell office:value-type="float" office:value="395595" table:style-name="ce38">
            <text:p>395.59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8047179515407141" table:style-name="ce39">
            <text:p>68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898" table:style-name="ce38">
            <text:p>162.898</text:p>
          </table:table-cell>
          <table:table-cell office:value-type="percentage" office:value="1" table:style-name="ce39">
            <text:p>100,0%</text:p>
          </table:table-cell>
          <table:table-cell office:value-type="float" office:value="210642" table:style-name="ce38">
            <text:p>210.642</text:p>
          </table:table-cell>
          <table:table-cell office:value-type="percentage" office:value="0.9885536486124995" table:style-name="ce39">
            <text:p>98,9%</text:p>
          </table:table-cell>
          <table:table-cell office:value-type="float" office:value="269080" table:style-name="ce38">
            <text:p>269.080</text:p>
          </table:table-cell>
          <table:table-cell office:value-type="percentage" office:value="0.96059174850688456" table:style-name="ce39">
            <text:p>96,1%</text:p>
          </table:table-cell>
          <table:table-cell office:value-type="float" office:value="305920" table:style-name="ce38">
            <text:p>305.920</text:p>
          </table:table-cell>
          <table:table-cell office:value-type="percentage" office:value="0.89982557643605299" table:style-name="ce39">
            <text:p>90,0%</text:p>
          </table:table-cell>
          <table:table-cell office:value-type="float" office:value="286776" table:style-name="ce38">
            <text:p>286.776</text:p>
          </table:table-cell>
          <table:table-cell office:value-type="percentage" office:value="0.79190794542336651" table:style-name="ce39">
            <text:p>79,2%</text:p>
          </table:table-cell>
          <table:table-cell office:value-type="float" office:value="105171" table:style-name="ce38">
            <text:p>105.171</text:p>
          </table:table-cell>
          <table:table-cell office:value-type="percentage" office:value="0.40366081606491061" table:style-name="ce39">
            <text:p>40,4%</text:p>
          </table:table-cell>
          <table:table-cell office:value-type="float" office:value="30109" table:style-name="ce38">
            <text:p>30.109</text:p>
          </table:table-cell>
          <table:table-cell office:value-type="percentage" office:value="0.14939910883523375" table:style-name="ce39">
            <text:p>14,9%</text:p>
          </table:table-cell>
          <table:table-cell office:value-type="float" office:value="1675" table:style-name="ce38">
            <text:p>1.675</text:p>
          </table:table-cell>
          <table:table-cell office:value-type="percentage" office:value="9.9344032833944221E-3" table:style-name="ce39">
            <text:p>1,0%</text:p>
          </table:table-cell>
          <table:table-cell office:value-type="float" office:value="1372271" table:style-name="ce38">
            <text:p>1.372.27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916887229118982" table:style-name="ce39">
            <text:p>69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2" table:style-name="ce38">
            <text:p>2.372</text:p>
          </table:table-cell>
          <table:table-cell office:value-type="percentage" office:value="0.91055662188099806" table:style-name="ce39">
            <text:p>91,1%</text:p>
          </table:table-cell>
          <table:table-cell office:value-type="float" office:value="3808" table:style-name="ce38">
            <text:p>3.808</text:p>
          </table:table-cell>
          <table:table-cell office:value-type="percentage" office:value="0.88188976377952755" table:style-name="ce39">
            <text:p>88,2%</text:p>
          </table:table-cell>
          <table:table-cell office:value-type="float" office:value="7249" table:style-name="ce38">
            <text:p>7.249</text:p>
          </table:table-cell>
          <table:table-cell office:value-type="percentage" office:value="0.92261677485045179" table:style-name="ce39">
            <text:p>92,3%</text:p>
          </table:table-cell>
          <table:table-cell office:value-type="float" office:value="9683" table:style-name="ce38">
            <text:p>9.683</text:p>
          </table:table-cell>
          <table:table-cell office:value-type="percentage" office:value="0.83791969539633093" table:style-name="ce39">
            <text:p>83,8%</text:p>
          </table:table-cell>
          <table:table-cell office:value-type="float" office:value="9684" table:style-name="ce38">
            <text:p>9.684</text:p>
          </table:table-cell>
          <table:table-cell office:value-type="percentage" office:value="0.76601803512102518" table:style-name="ce39">
            <text:p>76,6%</text:p>
          </table:table-cell>
          <table:table-cell office:value-type="float" office:value="7161" table:style-name="ce38">
            <text:p>7.161</text:p>
          </table:table-cell>
          <table:table-cell office:value-type="percentage" office:value="0.60206826971582306" table:style-name="ce39">
            <text:p>60,2%</text:p>
          </table:table-cell>
          <table:table-cell office:value-type="float" office:value="5741" table:style-name="ce38">
            <text:p>5.741</text:p>
          </table:table-cell>
          <table:table-cell office:value-type="percentage" office:value="0.5234795294975837" table:style-name="ce39">
            <text:p>52,3%</text:p>
          </table:table-cell>
          <table:table-cell office:value-type="float" office:value="1979" table:style-name="ce38">
            <text:p>1.979</text:p>
          </table:table-cell>
          <table:table-cell office:value-type="percentage" office:value="0.21685294762217838" table:style-name="ce39">
            <text:p>21,7%</text:p>
          </table:table-cell>
          <table:table-cell office:value-type="float" office:value="47677" table:style-name="ce38">
            <text:p>47.67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7183823011343624" table:style-name="ce39">
            <text:p>67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68" table:style-name="ce38">
            <text:p>1.968</text:p>
          </table:table-cell>
          <table:table-cell office:value-type="percentage" office:value="0.83780332056194129" table:style-name="ce39">
            <text:p>83,8%</text:p>
          </table:table-cell>
          <table:table-cell office:value-type="float" office:value="3238" table:style-name="ce38">
            <text:p>3.238</text:p>
          </table:table-cell>
          <table:table-cell office:value-type="percentage" office:value="0.86392742796157951" table:style-name="ce39">
            <text:p>86,4%</text:p>
          </table:table-cell>
          <table:table-cell office:value-type="float" office:value="6801" table:style-name="ce38">
            <text:p>6.801</text:p>
          </table:table-cell>
          <table:table-cell office:value-type="percentage" office:value="0.86891529321579153" table:style-name="ce39">
            <text:p>86,9%</text:p>
          </table:table-cell>
          <table:table-cell office:value-type="float" office:value="9057" table:style-name="ce38">
            <text:p>9.057</text:p>
          </table:table-cell>
          <table:table-cell office:value-type="percentage" office:value="0.80157536065138513" table:style-name="ce39">
            <text:p>80,2%</text:p>
          </table:table-cell>
          <table:table-cell office:value-type="float" office:value="9118" table:style-name="ce38">
            <text:p>9.118</text:p>
          </table:table-cell>
          <table:table-cell office:value-type="percentage" office:value="0.75970671554740876" table:style-name="ce39">
            <text:p>76,0%</text:p>
          </table:table-cell>
          <table:table-cell office:value-type="float" office:value="7036" table:style-name="ce38">
            <text:p>7.036</text:p>
          </table:table-cell>
          <table:table-cell office:value-type="percentage" office:value="0.57990604137476309" table:style-name="ce39">
            <text:p>58,0%</text:p>
          </table:table-cell>
          <table:table-cell office:value-type="float" office:value="5457" table:style-name="ce38">
            <text:p>5.457</text:p>
          </table:table-cell>
          <table:table-cell office:value-type="percentage" office:value="0.45493955814922882" table:style-name="ce39">
            <text:p>45,5%</text:p>
          </table:table-cell>
          <table:table-cell office:value-type="float" office:value="1564" table:style-name="ce38">
            <text:p>1.564</text:p>
          </table:table-cell>
          <table:table-cell office:value-type="percentage" office:value="0.16335909755588052" table:style-name="ce39">
            <text:p>16,3%</text:p>
          </table:table-cell>
          <table:table-cell office:value-type="float" office:value="44239" table:style-name="ce38">
            <text:p>44.23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2372580258575716" table:style-name="ce39">
            <text:p>6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45" table:style-name="ce38">
            <text:p>3.445</text:p>
          </table:table-cell>
          <table:table-cell office:value-type="string" table:style-name="ce39">
            <text:p>-</text:p>
          </table:table-cell>
          <table:table-cell office:value-type="float" office:value="9243" table:style-name="ce38">
            <text:p>9.243</text:p>
          </table:table-cell>
          <table:table-cell office:value-type="string" table:style-name="ce39">
            <text:p>-</text:p>
          </table:table-cell>
          <table:table-cell office:value-type="float" office:value="20855" table:style-name="ce38">
            <text:p>20.855</text:p>
          </table:table-cell>
          <table:table-cell office:value-type="string" table:style-name="ce39">
            <text:p>-</text:p>
          </table:table-cell>
          <table:table-cell office:value-type="float" office:value="29133" table:style-name="ce38">
            <text:p>29.133</text:p>
          </table:table-cell>
          <table:table-cell office:value-type="string" table:style-name="ce39">
            <text:p>-</text:p>
          </table:table-cell>
          <table:table-cell office:value-type="float" office:value="22336" table:style-name="ce38">
            <text:p>22.336</text:p>
          </table:table-cell>
          <table:table-cell office:value-type="string" table:style-name="ce39">
            <text:p>-</text:p>
          </table:table-cell>
          <table:table-cell office:value-type="float" office:value="886" table:style-name="ce38">
            <text:p>886</text:p>
          </table:table-cell>
          <table:table-cell office:value-type="string" table:style-name="ce39">
            <text:p>-</text:p>
          </table:table-cell>
          <table:table-cell office:value-type="float" office:value="85945" table:style-name="ce38">
            <text:p>85.94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93" table:style-name="ce41">
            <text:p>93</text:p>
          </table:table-cell>
          <table:table-cell office:value-type="string" table:style-name="ce42">
            <text:p>-</text:p>
          </table:table-cell>
          <table:table-cell office:value-type="float" office:value="313" table:style-name="ce41">
            <text:p>313</text:p>
          </table:table-cell>
          <table:table-cell office:value-type="string" table:style-name="ce42">
            <text:p>-</text:p>
          </table:table-cell>
          <table:table-cell office:value-type="float" office:value="560" table:style-name="ce41">
            <text:p>560</text:p>
          </table:table-cell>
          <table:table-cell office:value-type="string" table:style-name="ce42">
            <text:p>-</text:p>
          </table:table-cell>
          <table:table-cell office:value-type="float" office:value="599" table:style-name="ce41">
            <text:p>599</text:p>
          </table:table-cell>
          <table:table-cell office:value-type="string" table:style-name="ce42">
            <text:p>-</text:p>
          </table:table-cell>
          <table:table-cell office:value-type="float" office:value="424" table:style-name="ce41">
            <text:p>424</text:p>
          </table:table-cell>
          <table:table-cell office:value-type="string" table:style-name="ce42">
            <text:p>-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035" table:style-name="ce41">
            <text:p>2.03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0287" table:style-name="ce45">
            <text:p>2.920.287</text:p>
          </table:table-cell>
          <table:table-cell office:value-type="percentage" office:value="1" table:style-name="ce46">
            <text:p>100,0%</text:p>
          </table:table-cell>
          <table:table-cell office:value-type="float" office:value="3904988" table:style-name="ce45">
            <text:p>3.904.988</text:p>
          </table:table-cell>
          <table:table-cell office:value-type="percentage" office:value="0.98609687516177214" table:style-name="ce46">
            <text:p>98,6%</text:p>
          </table:table-cell>
          <table:table-cell office:value-type="float" office:value="5062906" table:style-name="ce45">
            <text:p>5.062.906</text:p>
          </table:table-cell>
          <table:table-cell office:value-type="percentage" office:value="0.94864517163807438" table:style-name="ce46">
            <text:p>94,9%</text:p>
          </table:table-cell>
          <table:table-cell office:value-type="float" office:value="6264044" table:style-name="ce45">
            <text:p>6.264.044</text:p>
          </table:table-cell>
          <table:table-cell office:value-type="percentage" office:value="0.89062583086815783" table:style-name="ce46">
            <text:p>89,1%</text:p>
          </table:table-cell>
          <table:table-cell office:value-type="float" office:value="6032799" table:style-name="ce45">
            <text:p>6.032.799</text:p>
          </table:table-cell>
          <table:table-cell office:value-type="percentage" office:value="0.76444501381634988" table:style-name="ce46">
            <text:p>76,4%</text:p>
          </table:table-cell>
          <table:table-cell office:value-type="float" office:value="2477735" table:style-name="ce45">
            <text:p>2.477.735</text:p>
          </table:table-cell>
          <table:table-cell office:value-type="percentage" office:value="0.39768454785348556" table:style-name="ce46">
            <text:p>39,8%</text:p>
          </table:table-cell>
          <table:table-cell office:value-type="float" office:value="783184" table:style-name="ce45">
            <text:p>783.184</text:p>
          </table:table-cell>
          <table:table-cell office:value-type="percentage" office:value="0.15839049961170076" table:style-name="ce46">
            <text:p>15,8%</text:p>
          </table:table-cell>
          <table:table-cell office:value-type="float" office:value="88780" table:style-name="ce45">
            <text:p>88.780</text:p>
          </table:table-cell>
          <table:table-cell office:value-type="percentage" office:value="2.2830333948279703E-2" table:style-name="ce46">
            <text:p>2,3%</text:p>
          </table:table-cell>
          <table:table-cell office:value-type="float" office:value="27534723" table:style-name="ce45">
            <text:p>27.534.72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5372355399275506" table:style-name="ce46">
            <text:p>65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629" table:style-name="ce35">
            <text:p>424.629</text:p>
          </table:table-cell>
          <table:table-cell office:value-type="percentage" office:value="1" table:style-name="ce36">
            <text:p>100,0%</text:p>
          </table:table-cell>
          <table:table-cell office:value-type="float" office:value="640717" table:style-name="ce35">
            <text:p>640.717</text:p>
          </table:table-cell>
          <table:table-cell office:value-type="percentage" office:value="0.98514101734214254" table:style-name="ce36">
            <text:p>98,5%</text:p>
          </table:table-cell>
          <table:table-cell office:value-type="float" office:value="598822" table:style-name="ce35">
            <text:p>598.822</text:p>
          </table:table-cell>
          <table:table-cell office:value-type="percentage" office:value="0.65363091294301023" table:style-name="ce36">
            <text:p>65,4%</text:p>
          </table:table-cell>
          <table:table-cell office:value-type="float" office:value="1045022" table:style-name="ce35">
            <text:p>1.045.022</text:p>
          </table:table-cell>
          <table:table-cell office:value-type="percentage" office:value="0.82609063406852534" table:style-name="ce36">
            <text:p>82,6%</text:p>
          </table:table-cell>
          <table:table-cell office:value-type="float" office:value="707737" table:style-name="ce35">
            <text:p>707.737</text:p>
          </table:table-cell>
          <table:table-cell office:value-type="percentage" office:value="0.51095938673639862" table:style-name="ce36">
            <text:p>51,1%</text:p>
          </table:table-cell>
          <table:table-cell office:value-type="float" office:value="155513" table:style-name="ce35">
            <text:p>155.513</text:p>
          </table:table-cell>
          <table:table-cell office:value-type="percentage" office:value="0.13638895052433" table:style-name="ce36">
            <text:p>13,6%</text:p>
          </table:table-cell>
          <table:table-cell office:value-type="float" office:value="97572" table:style-name="ce35">
            <text:p>97.572</text:p>
          </table:table-cell>
          <table:table-cell office:value-type="percentage" office:value="0.10506615898831881" table:style-name="ce36">
            <text:p>10,5%</text:p>
          </table:table-cell>
          <table:table-cell office:value-type="float" office:value="4692" table:style-name="ce35">
            <text:p>4.692</text:p>
          </table:table-cell>
          <table:table-cell office:value-type="percentage" office:value="6.2318453673561279E-3" table:style-name="ce36">
            <text:p>0,6%</text:p>
          </table:table-cell>
          <table:table-cell office:value-type="float" office:value="3674704" table:style-name="ce35">
            <text:p>3.674.70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9311813311236286" table:style-name="ce36">
            <text:p>4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72" table:style-name="ce38">
            <text:p>99.072</text:p>
          </table:table-cell>
          <table:table-cell office:value-type="percentage" office:value="1" table:style-name="ce39">
            <text:p>100,0%</text:p>
          </table:table-cell>
          <table:table-cell office:value-type="float" office:value="117034" table:style-name="ce38">
            <text:p>117.034</text:p>
          </table:table-cell>
          <table:table-cell office:value-type="percentage" office:value="0.98385103610609059" table:style-name="ce39">
            <text:p>98,4%</text:p>
          </table:table-cell>
          <table:table-cell office:value-type="float" office:value="81687" table:style-name="ce38">
            <text:p>81.687</text:p>
          </table:table-cell>
          <table:table-cell office:value-type="percentage" office:value="0.52240562266974488" table:style-name="ce39">
            <text:p>52,2%</text:p>
          </table:table-cell>
          <table:table-cell office:value-type="float" office:value="168009" table:style-name="ce38">
            <text:p>168.009</text:p>
          </table:table-cell>
          <table:table-cell office:value-type="percentage" office:value="0.84739188766606477" table:style-name="ce39">
            <text:p>84,7%</text:p>
          </table:table-cell>
          <table:table-cell office:value-type="float" office:value="116143" table:style-name="ce38">
            <text:p>116.143</text:p>
          </table:table-cell>
          <table:table-cell office:value-type="percentage" office:value="0.54034325379286596" table:style-name="ce39">
            <text:p>54,0%</text:p>
          </table:table-cell>
          <table:table-cell office:value-type="float" office:value="28108" table:style-name="ce38">
            <text:p>28.108</text:p>
          </table:table-cell>
          <table:table-cell office:value-type="percentage" office:value="0.17109187636195416" table:style-name="ce39">
            <text:p>17,1%</text:p>
          </table:table-cell>
          <table:table-cell office:value-type="float" office:value="17849" table:style-name="ce38">
            <text:p>17.849</text:p>
          </table:table-cell>
          <table:table-cell office:value-type="percentage" office:value="0.13687778467956535" table:style-name="ce39">
            <text:p>13,7%</text:p>
          </table:table-cell>
          <table:table-cell office:value-type="float" office:value="1784" table:style-name="ce38">
            <text:p>1.784</text:p>
          </table:table-cell>
          <table:table-cell office:value-type="percentage" office:value="1.7302078383070341E-2" table:style-name="ce39">
            <text:p>1,7%</text:p>
          </table:table-cell>
          <table:table-cell office:value-type="float" office:value="629686" table:style-name="ce38">
            <text:p>629.68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3132050890447835" table:style-name="ce39">
            <text:p>5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25" table:style-name="ce38">
            <text:p>87.325</text:p>
          </table:table-cell>
          <table:table-cell office:value-type="percentage" office:value="0.99429553890647415" table:style-name="ce39">
            <text:p>99,4%</text:p>
          </table:table-cell>
          <table:table-cell office:value-type="float" office:value="112202" table:style-name="ce38">
            <text:p>112.202</text:p>
          </table:table-cell>
          <table:table-cell office:value-type="percentage" office:value="1" table:style-name="ce39">
            <text:p>100,0%</text:p>
          </table:table-cell>
          <table:table-cell office:value-type="float" office:value="78653" table:style-name="ce38">
            <text:p>78.653</text:p>
          </table:table-cell>
          <table:table-cell office:value-type="percentage" office:value="0.52557266190896212" table:style-name="ce39">
            <text:p>52,6%</text:p>
          </table:table-cell>
          <table:table-cell office:value-type="float" office:value="139362" table:style-name="ce38">
            <text:p>139.362</text:p>
          </table:table-cell>
          <table:table-cell office:value-type="percentage" office:value="0.85684773586645757" table:style-name="ce39">
            <text:p>85,7%</text:p>
          </table:table-cell>
          <table:table-cell office:value-type="float" office:value="106856" table:style-name="ce38">
            <text:p>106.856</text:p>
          </table:table-cell>
          <table:table-cell office:value-type="percentage" office:value="0.63988310887282696" table:style-name="ce39">
            <text:p>64,0%</text:p>
          </table:table-cell>
          <table:table-cell office:value-type="float" office:value="15930" table:style-name="ce38">
            <text:p>15.930</text:p>
          </table:table-cell>
          <table:table-cell office:value-type="percentage" office:value="0.13918620195542197" table:style-name="ce39">
            <text:p>13,9%</text:p>
          </table:table-cell>
          <table:table-cell office:value-type="float" office:value="9976" table:style-name="ce38">
            <text:p>9.976</text:p>
          </table:table-cell>
          <table:table-cell office:value-type="percentage" office:value="0.12610130070407402" table:style-name="ce39">
            <text:p>12,6%</text:p>
          </table:table-cell>
          <table:table-cell office:value-type="float" office:value="538" table:style-name="ce38">
            <text:p>538</text:p>
          </table:table-cell>
          <table:table-cell office:value-type="percentage" office:value="8.4062500000000005E-3" table:style-name="ce39">
            <text:p>0,8%</text:p>
          </table:table-cell>
          <table:table-cell office:value-type="float" office:value="550842" table:style-name="ce38">
            <text:p>550.84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589812694139906" table:style-name="ce39">
            <text:p>5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037" table:style-name="ce38">
            <text:p>50.037</text:p>
          </table:table-cell>
          <table:table-cell office:value-type="percentage" office:value="1" table:style-name="ce39">
            <text:p>100,0%</text:p>
          </table:table-cell>
          <table:table-cell office:value-type="float" office:value="76790" table:style-name="ce38">
            <text:p>76.790</text:p>
          </table:table-cell>
          <table:table-cell office:value-type="percentage" office:value="0.9537234835312236" table:style-name="ce39">
            <text:p>95,4%</text:p>
          </table:table-cell>
          <table:table-cell office:value-type="float" office:value="61409" table:style-name="ce38">
            <text:p>61.409</text:p>
          </table:table-cell>
          <table:table-cell office:value-type="percentage" office:value="0.52382902133394749" table:style-name="ce39">
            <text:p>52,4%</text:p>
          </table:table-cell>
          <table:table-cell office:value-type="float" office:value="128629" table:style-name="ce38">
            <text:p>128.629</text:p>
          </table:table-cell>
          <table:table-cell office:value-type="percentage" office:value="0.77582224045067161" table:style-name="ce39">
            <text:p>77,6%</text:p>
          </table:table-cell>
          <table:table-cell office:value-type="float" office:value="114163" table:style-name="ce38">
            <text:p>114.163</text:p>
          </table:table-cell>
          <table:table-cell office:value-type="percentage" office:value="0.55372698523562847" table:style-name="ce39">
            <text:p>55,4%</text:p>
          </table:table-cell>
          <table:table-cell office:value-type="float" office:value="27048" table:style-name="ce38">
            <text:p>27.048</text:p>
          </table:table-cell>
          <table:table-cell office:value-type="percentage" office:value="0.14846284312272556" table:style-name="ce39">
            <text:p>14,8%</text:p>
          </table:table-cell>
          <table:table-cell office:value-type="float" office:value="13333" table:style-name="ce38">
            <text:p>13.333</text:p>
          </table:table-cell>
          <table:table-cell office:value-type="percentage" office:value="9.6656565803018665E-2" table:style-name="ce39">
            <text:p>9,7%</text:p>
          </table:table-cell>
          <table:table-cell office:value-type="float" office:value="1068" table:style-name="ce38">
            <text:p>1.068</text:p>
          </table:table-cell>
          <table:table-cell office:value-type="percentage" office:value="1.1185588604943444E-2" table:style-name="ce39">
            <text:p>1,1%</text:p>
          </table:table-cell>
          <table:table-cell office:value-type="float" office:value="472477" table:style-name="ce38">
            <text:p>472.47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5655818573787743" table:style-name="ce39">
            <text:p>4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218" table:style-name="ce38">
            <text:p>89.218</text:p>
          </table:table-cell>
          <table:table-cell office:value-type="percentage" office:value="0.98871847156345583" table:style-name="ce39">
            <text:p>98,9%</text:p>
          </table:table-cell>
          <table:table-cell office:value-type="float" office:value="144506" table:style-name="ce38">
            <text:p>144.506</text:p>
          </table:table-cell>
          <table:table-cell office:value-type="percentage" office:value="0.93512628534080544" table:style-name="ce39">
            <text:p>93,5%</text:p>
          </table:table-cell>
          <table:table-cell office:value-type="float" office:value="134419" table:style-name="ce38">
            <text:p>134.419</text:p>
          </table:table-cell>
          <table:table-cell office:value-type="percentage" office:value="0.57177190206387285" table:style-name="ce39">
            <text:p>57,2%</text:p>
          </table:table-cell>
          <table:table-cell office:value-type="float" office:value="260154" table:style-name="ce38">
            <text:p>260.154</text:p>
          </table:table-cell>
          <table:table-cell office:value-type="percentage" office:value="0.7422113936184781" table:style-name="ce39">
            <text:p>74,2%</text:p>
          </table:table-cell>
          <table:table-cell office:value-type="float" office:value="167856" table:style-name="ce38">
            <text:p>167.856</text:p>
          </table:table-cell>
          <table:table-cell office:value-type="percentage" office:value="0.43270331302007609" table:style-name="ce39">
            <text:p>43,3%</text:p>
          </table:table-cell>
          <table:table-cell office:value-type="float" office:value="51857" table:style-name="ce38">
            <text:p>51.857</text:p>
          </table:table-cell>
          <table:table-cell office:value-type="percentage" office:value="0.16677815870892215" table:style-name="ce39">
            <text:p>16,7%</text:p>
          </table:table-cell>
          <table:table-cell office:value-type="float" office:value="21573" table:style-name="ce38">
            <text:p>21.573</text:p>
          </table:table-cell>
          <table:table-cell office:value-type="percentage" office:value="8.5692835692835687E-2" table:style-name="ce39">
            <text:p>8,6%</text:p>
          </table:table-cell>
          <table:table-cell office:value-type="float" office:value="884" table:style-name="ce38">
            <text:p>884</text:p>
          </table:table-cell>
          <table:table-cell office:value-type="percentage" office:value="4.9166560064962152E-3" table:style-name="ce39">
            <text:p>0,5%</text:p>
          </table:table-cell>
          <table:table-cell office:value-type="float" office:value="870467" table:style-name="ce38">
            <text:p>870.46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4394050512705696" table:style-name="ce39">
            <text:p>4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83" table:style-name="ce38">
            <text:p>41.683</text:p>
          </table:table-cell>
          <table:table-cell office:value-type="percentage" office:value="1" table:style-name="ce39">
            <text:p>100,0%</text:p>
          </table:table-cell>
          <table:table-cell office:value-type="float" office:value="55219" table:style-name="ce38">
            <text:p>55.219</text:p>
          </table:table-cell>
          <table:table-cell office:value-type="percentage" office:value="1" table:style-name="ce39">
            <text:p>100,0%</text:p>
          </table:table-cell>
          <table:table-cell office:value-type="float" office:value="39053" table:style-name="ce38">
            <text:p>39.053</text:p>
          </table:table-cell>
          <table:table-cell office:value-type="percentage" office:value="0.50491951645225941" table:style-name="ce39">
            <text:p>50,5%</text:p>
          </table:table-cell>
          <table:table-cell office:value-type="float" office:value="73266" table:style-name="ce38">
            <text:p>73.266</text:p>
          </table:table-cell>
          <table:table-cell office:value-type="percentage" office:value="0.81439242363612108" table:style-name="ce39">
            <text:p>81,4%</text:p>
          </table:table-cell>
          <table:table-cell office:value-type="float" office:value="39536" table:style-name="ce38">
            <text:p>39.536</text:p>
          </table:table-cell>
          <table:table-cell office:value-type="percentage" office:value="0.40438175699863965" table:style-name="ce39">
            <text:p>40,4%</text:p>
          </table:table-cell>
          <table:table-cell office:value-type="float" office:value="8875" table:style-name="ce38">
            <text:p>8.875</text:p>
          </table:table-cell>
          <table:table-cell office:value-type="percentage" office:value="0.12593475515445632" table:style-name="ce39">
            <text:p>12,6%</text:p>
          </table:table-cell>
          <table:table-cell office:value-type="float" office:value="4942" table:style-name="ce38">
            <text:p>4.942</text:p>
          </table:table-cell>
          <table:table-cell office:value-type="percentage" office:value="9.7851697851697853E-2" table:style-name="ce39">
            <text:p>9,8%</text:p>
          </table:table-cell>
          <table:table-cell office:value-type="float" office:value="157" table:style-name="ce38">
            <text:p>157</text:p>
          </table:table-cell>
          <table:table-cell office:value-type="percentage" office:value="3.5711848599959055E-3" table:style-name="ce39">
            <text:p>0,4%</text:p>
          </table:table-cell>
          <table:table-cell office:value-type="float" office:value="262731" table:style-name="ce38">
            <text:p>262.73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0127354629698528" table:style-name="ce39">
            <text:p>5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588" table:style-name="ce38">
            <text:p>225.588</text:p>
          </table:table-cell>
          <table:table-cell office:value-type="percentage" office:value="1" table:style-name="ce39">
            <text:p>100,0%</text:p>
          </table:table-cell>
          <table:table-cell office:value-type="float" office:value="246881" table:style-name="ce38">
            <text:p>246.881</text:p>
          </table:table-cell>
          <table:table-cell office:value-type="percentage" office:value="1" table:style-name="ce39">
            <text:p>100,0%</text:p>
          </table:table-cell>
          <table:table-cell office:value-type="float" office:value="224115" table:style-name="ce38">
            <text:p>224.115</text:p>
          </table:table-cell>
          <table:table-cell office:value-type="percentage" office:value="0.70349211331711525" table:style-name="ce39">
            <text:p>70,3%</text:p>
          </table:table-cell>
          <table:table-cell office:value-type="float" office:value="319885" table:style-name="ce38">
            <text:p>319.885</text:p>
          </table:table-cell>
          <table:table-cell office:value-type="percentage" office:value="0.8392077129927199" table:style-name="ce39">
            <text:p>83,9%</text:p>
          </table:table-cell>
          <table:table-cell office:value-type="float" office:value="127338" table:style-name="ce38">
            <text:p>127.338</text:p>
          </table:table-cell>
          <table:table-cell office:value-type="percentage" office:value="0.35049889211544022" table:style-name="ce39">
            <text:p>35,0%</text:p>
          </table:table-cell>
          <table:table-cell office:value-type="float" office:value="35193" table:style-name="ce38">
            <text:p>35.193</text:p>
          </table:table-cell>
          <table:table-cell office:value-type="percentage" office:value="0.13142357804640326" table:style-name="ce39">
            <text:p>13,1%</text:p>
          </table:table-cell>
          <table:table-cell office:value-type="float" office:value="23144" table:style-name="ce38">
            <text:p>23.144</text:p>
          </table:table-cell>
          <table:table-cell office:value-type="percentage" office:value="0.10968408481275414" table:style-name="ce39">
            <text:p>11,0%</text:p>
          </table:table-cell>
          <table:table-cell office:value-type="float" office:value="882" table:style-name="ce38">
            <text:p>882</text:p>
          </table:table-cell>
          <table:table-cell office:value-type="percentage" office:value="5.3343977936640419E-3" table:style-name="ce39">
            <text:p>0,5%</text:p>
          </table:table-cell>
          <table:table-cell office:value-type="float" office:value="1203026" table:style-name="ce38">
            <text:p>1.203.02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5279694042926075" table:style-name="ce39">
            <text:p>5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285" table:style-name="ce38">
            <text:p>135.285</text:p>
          </table:table-cell>
          <table:table-cell office:value-type="percentage" office:value="1" table:style-name="ce39">
            <text:p>100,0%</text:p>
          </table:table-cell>
          <table:table-cell office:value-type="float" office:value="155702" table:style-name="ce38">
            <text:p>155.702</text:p>
          </table:table-cell>
          <table:table-cell office:value-type="percentage" office:value="0.9786362122173965" table:style-name="ce39">
            <text:p>97,9%</text:p>
          </table:table-cell>
          <table:table-cell office:value-type="float" office:value="119245" table:style-name="ce38">
            <text:p>119.245</text:p>
          </table:table-cell>
          <table:table-cell office:value-type="percentage" office:value="0.5458836131914816" table:style-name="ce39">
            <text:p>54,6%</text:p>
          </table:table-cell>
          <table:table-cell office:value-type="float" office:value="247643" table:style-name="ce38">
            <text:p>247.643</text:p>
          </table:table-cell>
          <table:table-cell office:value-type="percentage" office:value="0.80540071159562632" table:style-name="ce39">
            <text:p>80,5%</text:p>
          </table:table-cell>
          <table:table-cell office:value-type="float" office:value="177873" table:style-name="ce38">
            <text:p>177.873</text:p>
          </table:table-cell>
          <table:table-cell office:value-type="percentage" office:value="0.53802271592988615" table:style-name="ce39">
            <text:p>53,8%</text:p>
          </table:table-cell>
          <table:table-cell office:value-type="float" office:value="29534" table:style-name="ce38">
            <text:p>29.534</text:p>
          </table:table-cell>
          <table:table-cell office:value-type="percentage" office:value="0.11107141379686425" table:style-name="ce39">
            <text:p>11,1%</text:p>
          </table:table-cell>
          <table:table-cell office:value-type="float" office:value="17736" table:style-name="ce38">
            <text:p>17.736</text:p>
          </table:table-cell>
          <table:table-cell office:value-type="percentage" office:value="8.1324596838905222E-2" table:style-name="ce39">
            <text:p>8,1%</text:p>
          </table:table-cell>
          <table:table-cell office:value-type="float" office:value="679" table:style-name="ce38">
            <text:p>679</text:p>
          </table:table-cell>
          <table:table-cell office:value-type="percentage" office:value="3.9029269077782633E-3" table:style-name="ce39">
            <text:p>0,4%</text:p>
          </table:table-cell>
          <table:table-cell office:value-type="float" office:value="883697" table:style-name="ce38">
            <text:p>883.69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8855861175242593" table:style-name="ce39">
            <text:p>48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882" table:style-name="ce38">
            <text:p>447.882</text:p>
          </table:table-cell>
          <table:table-cell office:value-type="percentage" office:value="1" table:style-name="ce39">
            <text:p>100,0%</text:p>
          </table:table-cell>
          <table:table-cell office:value-type="float" office:value="601798" table:style-name="ce38">
            <text:p>601.798</text:p>
          </table:table-cell>
          <table:table-cell office:value-type="percentage" office:value="0.94727778722225375" table:style-name="ce39">
            <text:p>94,7%</text:p>
          </table:table-cell>
          <table:table-cell office:value-type="float" office:value="586220" table:style-name="ce38">
            <text:p>586.220</text:p>
          </table:table-cell>
          <table:table-cell office:value-type="percentage" office:value="0.69989398078282294" table:style-name="ce39">
            <text:p>70,0%</text:p>
          </table:table-cell>
          <table:table-cell office:value-type="float" office:value="853087" table:style-name="ce38">
            <text:p>853.087</text:p>
          </table:table-cell>
          <table:table-cell office:value-type="percentage" office:value="0.781372620857682" table:style-name="ce39">
            <text:p>78,1%</text:p>
          </table:table-cell>
          <table:table-cell office:value-type="float" office:value="646099" table:style-name="ce38">
            <text:p>646.099</text:p>
          </table:table-cell>
          <table:table-cell office:value-type="percentage" office:value="0.49067518255104403" table:style-name="ce39">
            <text:p>49,1%</text:p>
          </table:table-cell>
          <table:table-cell office:value-type="float" office:value="155842" table:style-name="ce38">
            <text:p>155.842</text:p>
          </table:table-cell>
          <table:table-cell office:value-type="percentage" office:value="0.1491807798194997" table:style-name="ce39">
            <text:p>14,9%</text:p>
          </table:table-cell>
          <table:table-cell office:value-type="float" office:value="113897" table:style-name="ce38">
            <text:p>113.897</text:p>
          </table:table-cell>
          <table:table-cell office:value-type="percentage" office:value="0.13576379576486855" table:style-name="ce39">
            <text:p>13,6%</text:p>
          </table:table-cell>
          <table:table-cell office:value-type="float" office:value="10405" table:style-name="ce38">
            <text:p>10.405</text:p>
          </table:table-cell>
          <table:table-cell office:value-type="percentage" office:value="1.5857267825519761E-2" table:style-name="ce39">
            <text:p>1,6%</text:p>
          </table:table-cell>
          <table:table-cell office:value-type="float" office:value="3415230" table:style-name="ce38">
            <text:p>3.415.23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49724097164388587" table:style-name="ce39">
            <text:p>4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0353" table:style-name="ce38">
            <text:p>290.353</text:p>
          </table:table-cell>
          <table:table-cell office:value-type="percentage" office:value="1" table:style-name="ce39">
            <text:p>100,0%</text:p>
          </table:table-cell>
          <table:table-cell office:value-type="float" office:value="420290" table:style-name="ce38">
            <text:p>420.290</text:p>
          </table:table-cell>
          <table:table-cell office:value-type="percentage" office:value="0.9598686344099282" table:style-name="ce39">
            <text:p>96,0%</text:p>
          </table:table-cell>
          <table:table-cell office:value-type="float" office:value="415342" table:style-name="ce38">
            <text:p>415.342</text:p>
          </table:table-cell>
          <table:table-cell office:value-type="percentage" office:value="0.71520918571172731" table:style-name="ce39">
            <text:p>71,5%</text:p>
          </table:table-cell>
          <table:table-cell office:value-type="float" office:value="590820" table:style-name="ce38">
            <text:p>590.820</text:p>
          </table:table-cell>
          <table:table-cell office:value-type="percentage" office:value="0.78531609630828858" table:style-name="ce39">
            <text:p>78,5%</text:p>
          </table:table-cell>
          <table:table-cell office:value-type="float" office:value="320671" table:style-name="ce38">
            <text:p>320.671</text:p>
          </table:table-cell>
          <table:table-cell office:value-type="percentage" office:value="0.37655650384927924" table:style-name="ce39">
            <text:p>37,7%</text:p>
          </table:table-cell>
          <table:table-cell office:value-type="float" office:value="70748" table:style-name="ce38">
            <text:p>70.748</text:p>
          </table:table-cell>
          <table:table-cell office:value-type="percentage" office:value="0.10905128098415591" table:style-name="ce39">
            <text:p>10,9%</text:p>
          </table:table-cell>
          <table:table-cell office:value-type="float" office:value="47027" table:style-name="ce38">
            <text:p>47.027</text:p>
          </table:table-cell>
          <table:table-cell office:value-type="percentage" office:value="9.1115347802668334E-2" table:style-name="ce39">
            <text:p>9,1%</text:p>
          </table:table-cell>
          <table:table-cell office:value-type="float" office:value="1832" table:style-name="ce38">
            <text:p>1.832</text:p>
          </table:table-cell>
          <table:table-cell office:value-type="percentage" office:value="4.3153503513288782E-3" table:style-name="ce39">
            <text:p>0,4%</text:p>
          </table:table-cell>
          <table:table-cell office:value-type="float" office:value="2157083" table:style-name="ce38">
            <text:p>2.157.08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8058431635445481" table:style-name="ce39">
            <text:p>4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73" table:style-name="ce38">
            <text:p>76.673</text:p>
          </table:table-cell>
          <table:table-cell office:value-type="percentage" office:value="1" table:style-name="ce39">
            <text:p>100,0%</text:p>
          </table:table-cell>
          <table:table-cell office:value-type="float" office:value="91122" table:style-name="ce38">
            <text:p>91.122</text:p>
          </table:table-cell>
          <table:table-cell office:value-type="percentage" office:value="0.99179328660368327" table:style-name="ce39">
            <text:p>99,2%</text:p>
          </table:table-cell>
          <table:table-cell office:value-type="float" office:value="97516" table:style-name="ce38">
            <text:p>97.516</text:p>
          </table:table-cell>
          <table:table-cell office:value-type="percentage" office:value="0.7782788095485127" table:style-name="ce39">
            <text:p>77,8%</text:p>
          </table:table-cell>
          <table:table-cell office:value-type="float" office:value="149418" table:style-name="ce38">
            <text:p>149.418</text:p>
          </table:table-cell>
          <table:table-cell office:value-type="percentage" office:value="0.88300160741301059" table:style-name="ce39">
            <text:p>88,3%</text:p>
          </table:table-cell>
          <table:table-cell office:value-type="float" office:value="88128" table:style-name="ce38">
            <text:p>88.128</text:p>
          </table:table-cell>
          <table:table-cell office:value-type="percentage" office:value="0.55254743125133232" table:style-name="ce39">
            <text:p>55,3%</text:p>
          </table:table-cell>
          <table:table-cell office:value-type="float" office:value="20127" table:style-name="ce38">
            <text:p>20.127</text:p>
          </table:table-cell>
          <table:table-cell office:value-type="percentage" office:value="0.15078776436742858" table:style-name="ce39">
            <text:p>15,1%</text:p>
          </table:table-cell>
          <table:table-cell office:value-type="float" office:value="8684" table:style-name="ce38">
            <text:p>8.684</text:p>
          </table:table-cell>
          <table:table-cell office:value-type="percentage" office:value="7.6632545005294747E-2" table:style-name="ce39">
            <text:p>7,7%</text:p>
          </table:table-cell>
          <table:table-cell office:value-type="float" office:value="343" table:style-name="ce38">
            <text:p>343</text:p>
          </table:table-cell>
          <table:table-cell office:value-type="percentage" office:value="4.047197640117994E-3" table:style-name="ce39">
            <text:p>0,4%</text:p>
          </table:table-cell>
          <table:table-cell office:value-type="float" office:value="532011" table:style-name="ce38">
            <text:p>532.01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5799281966191783" table:style-name="ce39">
            <text:p>5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118" table:style-name="ce38">
            <text:p>239.118</text:p>
          </table:table-cell>
          <table:table-cell office:value-type="percentage" office:value="1" table:style-name="ce39">
            <text:p>100,0%</text:p>
          </table:table-cell>
          <table:table-cell office:value-type="float" office:value="287371" table:style-name="ce38">
            <text:p>287.371</text:p>
          </table:table-cell>
          <table:table-cell office:value-type="percentage" office:value="0.99174840041137213" table:style-name="ce39">
            <text:p>99,2%</text:p>
          </table:table-cell>
          <table:table-cell office:value-type="float" office:value="213722" table:style-name="ce38">
            <text:p>213.722</text:p>
          </table:table-cell>
          <table:table-cell office:value-type="percentage" office:value="0.61604314452319942" table:style-name="ce39">
            <text:p>61,6%</text:p>
          </table:table-cell>
          <table:table-cell office:value-type="float" office:value="366078" table:style-name="ce38">
            <text:p>366.078</text:p>
          </table:table-cell>
          <table:table-cell office:value-type="percentage" office:value="0.90191653383067782" table:style-name="ce39">
            <text:p>90,2%</text:p>
          </table:table-cell>
          <table:table-cell office:value-type="float" office:value="191545" table:style-name="ce38">
            <text:p>191.545</text:p>
          </table:table-cell>
          <table:table-cell office:value-type="percentage" office:value="0.43216589466654332" table:style-name="ce39">
            <text:p>43,2%</text:p>
          </table:table-cell>
          <table:table-cell office:value-type="float" office:value="41153" table:style-name="ce38">
            <text:p>41.153</text:p>
          </table:table-cell>
          <table:table-cell office:value-type="percentage" office:value="0.12724793449760055" table:style-name="ce39">
            <text:p>12,7%</text:p>
          </table:table-cell>
          <table:table-cell office:value-type="float" office:value="19329" table:style-name="ce38">
            <text:p>19.329</text:p>
          </table:table-cell>
          <table:table-cell office:value-type="percentage" office:value="8.3682207627467198E-2" table:style-name="ce39">
            <text:p>8,4%</text:p>
          </table:table-cell>
          <table:table-cell office:value-type="float" office:value="356" table:style-name="ce38">
            <text:p>356</text:p>
          </table:table-cell>
          <table:table-cell office:value-type="percentage" office:value="1.9777008671884983E-3" table:style-name="ce39">
            <text:p>0,2%</text:p>
          </table:table-cell>
          <table:table-cell office:value-type="float" office:value="1358672" table:style-name="ce38">
            <text:p>1.358.67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5354396440492692" table:style-name="ce39">
            <text:p>5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45" table:style-name="ce38">
            <text:p>23.045</text:p>
          </table:table-cell>
          <table:table-cell office:value-type="percentage" office:value="1" table:style-name="ce39">
            <text:p>100,0%</text:p>
          </table:table-cell>
          <table:table-cell office:value-type="float" office:value="28332" table:style-name="ce38">
            <text:p>28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9249" table:style-name="ce38">
            <text:p>29.249</text:p>
          </table:table-cell>
          <table:table-cell office:value-type="percentage" office:value="0.77546529508457496" table:style-name="ce39">
            <text:p>77,5%</text:p>
          </table:table-cell>
          <table:table-cell office:value-type="float" office:value="40515" table:style-name="ce38">
            <text:p>40.515</text:p>
          </table:table-cell>
          <table:table-cell office:value-type="percentage" office:value="0.85001258811681768" table:style-name="ce39">
            <text:p>85,0%</text:p>
          </table:table-cell>
          <table:table-cell office:value-type="float" office:value="20526" table:style-name="ce38">
            <text:p>20.526</text:p>
          </table:table-cell>
          <table:table-cell office:value-type="percentage" office:value="0.38767068955748202" table:style-name="ce39">
            <text:p>38,8%</text:p>
          </table:table-cell>
          <table:table-cell office:value-type="float" office:value="5079" table:style-name="ce38">
            <text:p>5.079</text:p>
          </table:table-cell>
          <table:table-cell office:value-type="percentage" office:value="0.12917419059487781" table:style-name="ce39">
            <text:p>12,9%</text:p>
          </table:table-cell>
          <table:table-cell office:value-type="float" office:value="3355" table:style-name="ce38">
            <text:p>3.355</text:p>
          </table:table-cell>
          <table:table-cell office:value-type="percentage" office:value="0.11015168428655854" table:style-name="ce39">
            <text:p>11,0%</text:p>
          </table:table-cell>
          <table:table-cell office:value-type="float" office:value="147" table:style-name="ce38">
            <text:p>147</text:p>
          </table:table-cell>
          <table:table-cell office:value-type="percentage" office:value="5.7574808083973054E-3" table:style-name="ce39">
            <text:p>0,6%</text:p>
          </table:table-cell>
          <table:table-cell office:value-type="float" office:value="150248" table:style-name="ce38">
            <text:p>150.24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2909814417015877" table:style-name="ce39">
            <text:p>5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219" table:style-name="ce38">
            <text:p>367.219</text:p>
          </table:table-cell>
          <table:table-cell office:value-type="percentage" office:value="1" table:style-name="ce39">
            <text:p>100,0%</text:p>
          </table:table-cell>
          <table:table-cell office:value-type="float" office:value="501200" table:style-name="ce38">
            <text:p>501.200</text:p>
          </table:table-cell>
          <table:table-cell office:value-type="percentage" office:value="0.95270500170125894" table:style-name="ce39">
            <text:p>95,3%</text:p>
          </table:table-cell>
          <table:table-cell office:value-type="float" office:value="505940" table:style-name="ce38">
            <text:p>505.940</text:p>
          </table:table-cell>
          <table:table-cell office:value-type="percentage" office:value="0.71935654030936003" table:style-name="ce39">
            <text:p>71,9%</text:p>
          </table:table-cell>
          <table:table-cell office:value-type="float" office:value="796928" table:style-name="ce38">
            <text:p>796.928</text:p>
          </table:table-cell>
          <table:table-cell office:value-type="percentage" office:value="0.81922484253939476" table:style-name="ce39">
            <text:p>81,9%</text:p>
          </table:table-cell>
          <table:table-cell office:value-type="float" office:value="356290" table:style-name="ce38">
            <text:p>356.290</text:p>
          </table:table-cell>
          <table:table-cell office:value-type="percentage" office:value="0.30557363776629093" table:style-name="ce39">
            <text:p>30,6%</text:p>
          </table:table-cell>
          <table:table-cell office:value-type="float" office:value="137589" table:style-name="ce38">
            <text:p>137.589</text:p>
          </table:table-cell>
          <table:table-cell office:value-type="percentage" office:value="0.14488543026831222" table:style-name="ce39">
            <text:p>14,5%</text:p>
          </table:table-cell>
          <table:table-cell office:value-type="float" office:value="81534" table:style-name="ce38">
            <text:p>81.534</text:p>
          </table:table-cell>
          <table:table-cell office:value-type="percentage" office:value="0.10981379844439207" table:style-name="ce39">
            <text:p>11,0%</text:p>
          </table:table-cell>
          <table:table-cell office:value-type="float" office:value="4178" table:style-name="ce38">
            <text:p>4.178</text:p>
          </table:table-cell>
          <table:table-cell office:value-type="percentage" office:value="7.5477560871623113E-3" table:style-name="ce39">
            <text:p>0,8%</text:p>
          </table:table-cell>
          <table:table-cell office:value-type="float" office:value="2750878" table:style-name="ce38">
            <text:p>2.750.87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6017179505237343" table:style-name="ce39">
            <text:p>4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193" table:style-name="ce38">
            <text:p>72.193</text:p>
          </table:table-cell>
          <table:table-cell office:value-type="percentage" office:value="1" table:style-name="ce39">
            <text:p>100,0%</text:p>
          </table:table-cell>
          <table:table-cell office:value-type="float" office:value="98395" table:style-name="ce38">
            <text:p>98.395</text:p>
          </table:table-cell>
          <table:table-cell office:value-type="percentage" office:value="0.95622892350751709" table:style-name="ce39">
            <text:p>95,6%</text:p>
          </table:table-cell>
          <table:table-cell office:value-type="float" office:value="82792" table:style-name="ce38">
            <text:p>82.792</text:p>
          </table:table-cell>
          <table:table-cell office:value-type="percentage" office:value="0.56355975467806596" table:style-name="ce39">
            <text:p>56,4%</text:p>
          </table:table-cell>
          <table:table-cell office:value-type="float" office:value="178352" table:style-name="ce38">
            <text:p>178.352</text:p>
          </table:table-cell>
          <table:table-cell office:value-type="percentage" office:value="0.8363281689612484" table:style-name="ce39">
            <text:p>83,6%</text:p>
          </table:table-cell>
          <table:table-cell office:value-type="float" office:value="151454" table:style-name="ce38">
            <text:p>151.454</text:p>
          </table:table-cell>
          <table:table-cell office:value-type="percentage" office:value="0.59590725417753598" table:style-name="ce39">
            <text:p>59,6%</text:p>
          </table:table-cell>
          <table:table-cell office:value-type="float" office:value="23804" table:style-name="ce38">
            <text:p>23.804</text:p>
          </table:table-cell>
          <table:table-cell office:value-type="percentage" office:value="0.11389310201288977" table:style-name="ce39">
            <text:p>11,4%</text:p>
          </table:table-cell>
          <table:table-cell office:value-type="float" office:value="18774" table:style-name="ce38">
            <text:p>18.774</text:p>
          </table:table-cell>
          <table:table-cell office:value-type="percentage" office:value="0.10899400863870698" table:style-name="ce39">
            <text:p>10,9%</text:p>
          </table:table-cell>
          <table:table-cell office:value-type="float" office:value="996" table:style-name="ce38">
            <text:p>996</text:p>
          </table:table-cell>
          <table:table-cell office:value-type="percentage" office:value="7.0193242843249182E-3" table:style-name="ce39">
            <text:p>0,7%</text:p>
          </table:table-cell>
          <table:table-cell office:value-type="float" office:value="626760" table:style-name="ce38">
            <text:p>626.760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7839271770814806" table:style-name="ce39">
            <text:p>4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73" table:style-name="ce38">
            <text:p>41.873</text:p>
          </table:table-cell>
          <table:table-cell office:value-type="percentage" office:value="1" table:style-name="ce39">
            <text:p>100,0%</text:p>
          </table:table-cell>
          <table:table-cell office:value-type="float" office:value="55384" table:style-name="ce38">
            <text:p>55.384</text:p>
          </table:table-cell>
          <table:table-cell office:value-type="percentage" office:value="0.99268712360195011" table:style-name="ce39">
            <text:p>99,3%</text:p>
          </table:table-cell>
          <table:table-cell office:value-type="float" office:value="36710" table:style-name="ce38">
            <text:p>36.710</text:p>
          </table:table-cell>
          <table:table-cell office:value-type="percentage" office:value="0.49712908293158553" table:style-name="ce39">
            <text:p>49,7%</text:p>
          </table:table-cell>
          <table:table-cell office:value-type="float" office:value="85318" table:style-name="ce38">
            <text:p>85.318</text:p>
          </table:table-cell>
          <table:table-cell office:value-type="percentage" office:value="0.88235050778745316" table:style-name="ce39">
            <text:p>88,2%</text:p>
          </table:table-cell>
          <table:table-cell office:value-type="float" office:value="61662" table:style-name="ce38">
            <text:p>61.662</text:p>
          </table:table-cell>
          <table:table-cell office:value-type="percentage" office:value="0.57093387159497044" table:style-name="ce39">
            <text:p>57,1%</text:p>
          </table:table-cell>
          <table:table-cell office:value-type="float" office:value="12157" table:style-name="ce38">
            <text:p>12.157</text:p>
          </table:table-cell>
          <table:table-cell office:value-type="percentage" office:value="0.14945722329452552" table:style-name="ce39">
            <text:p>14,9%</text:p>
          </table:table-cell>
          <table:table-cell office:value-type="float" office:value="8081" table:style-name="ce38">
            <text:p>8.081</text:p>
          </table:table-cell>
          <table:table-cell office:value-type="percentage" office:value="0.11861670116106683" table:style-name="ce39">
            <text:p>11,9%</text:p>
          </table:table-cell>
          <table:table-cell office:value-type="float" office:value="385" table:style-name="ce38">
            <text:p>385</text:p>
          </table:table-cell>
          <table:table-cell office:value-type="percentage" office:value="6.8276938355678512E-3" table:style-name="ce39">
            <text:p>0,7%</text:p>
          </table:table-cell>
          <table:table-cell office:value-type="float" office:value="301570" table:style-name="ce38">
            <text:p>301.57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1873729259624946" table:style-name="ce39">
            <text:p>51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997" table:style-name="ce38">
            <text:p>159.997</text:p>
          </table:table-cell>
          <table:table-cell office:value-type="percentage" office:value="1.0129597974042419" table:style-name="ce39">
            <text:p>101,3%</text:p>
          </table:table-cell>
          <table:table-cell office:value-type="float" office:value="208422" table:style-name="ce38">
            <text:p>208.422</text:p>
          </table:table-cell>
          <table:table-cell office:value-type="percentage" office:value="0.97813507539386435" table:style-name="ce39">
            <text:p>97,8%</text:p>
          </table:table-cell>
          <table:table-cell office:value-type="float" office:value="156868" table:style-name="ce38">
            <text:p>156.868</text:p>
          </table:table-cell>
          <table:table-cell office:value-type="percentage" office:value="0.56000485507944842" table:style-name="ce39">
            <text:p>56,0%</text:p>
          </table:table-cell>
          <table:table-cell office:value-type="float" office:value="290681" table:style-name="ce38">
            <text:p>290.681</text:p>
          </table:table-cell>
          <table:table-cell office:value-type="percentage" office:value="0.85500195601467155" table:style-name="ce39">
            <text:p>85,5%</text:p>
          </table:table-cell>
          <table:table-cell office:value-type="float" office:value="137030" table:style-name="ce38">
            <text:p>137.030</text:p>
          </table:table-cell>
          <table:table-cell office:value-type="percentage" office:value="0.37839688733145005" table:style-name="ce39">
            <text:p>37,8%</text:p>
          </table:table-cell>
          <table:table-cell office:value-type="float" office:value="39496" table:style-name="ce38">
            <text:p>39.496</text:p>
          </table:table-cell>
          <table:table-cell office:value-type="percentage" office:value="0.15159110012550711" table:style-name="ce39">
            <text:p>15,2%</text:p>
          </table:table-cell>
          <table:table-cell office:value-type="float" office:value="27378" table:style-name="ce38">
            <text:p>27.378</text:p>
          </table:table-cell>
          <table:table-cell office:value-type="percentage" office:value="0.1358480454910834" table:style-name="ce39">
            <text:p>13,6%</text:p>
          </table:table-cell>
          <table:table-cell office:value-type="float" office:value="1245" table:style-name="ce38">
            <text:p>1.245</text:p>
          </table:table-cell>
          <table:table-cell office:value-type="percentage" office:value="7.3840788584036152E-3" table:style-name="ce39">
            <text:p>0,7%</text:p>
          </table:table-cell>
          <table:table-cell office:value-type="float" office:value="1021117" table:style-name="ce38">
            <text:p>1.021.11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146906942386954" table:style-name="ce39">
            <text:p>51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39" table:style-name="ce38">
            <text:p>2.339</text:p>
          </table:table-cell>
          <table:table-cell office:value-type="percentage" office:value="0.89788867562380037" table:style-name="ce39">
            <text:p>89,8%</text:p>
          </table:table-cell>
          <table:table-cell office:value-type="float" office:value="3756" table:style-name="ce38">
            <text:p>3.756</text:p>
          </table:table-cell>
          <table:table-cell office:value-type="percentage" office:value="0.86984715145900882" table:style-name="ce39">
            <text:p>87,0%</text:p>
          </table:table-cell>
          <table:table-cell office:value-type="float" office:value="4136" table:style-name="ce38">
            <text:p>4.136</text:p>
          </table:table-cell>
          <table:table-cell office:value-type="percentage" office:value="0.52640957108311059" table:style-name="ce39">
            <text:p>52,6%</text:p>
          </table:table-cell>
          <table:table-cell office:value-type="float" office:value="9313" table:style-name="ce38">
            <text:p>9.313</text:p>
          </table:table-cell>
          <table:table-cell office:value-type="percentage" office:value="0.80590169608861195" table:style-name="ce39">
            <text:p>80,6%</text:p>
          </table:table-cell>
          <table:table-cell office:value-type="float" office:value="8897" table:style-name="ce38">
            <text:p>8.897</text:p>
          </table:table-cell>
          <table:table-cell office:value-type="percentage" office:value="0.70376522702104094" table:style-name="ce39">
            <text:p>70,4%</text:p>
          </table:table-cell>
          <table:table-cell office:value-type="float" office:value="4106" table:style-name="ce38">
            <text:p>4.106</text:p>
          </table:table-cell>
          <table:table-cell office:value-type="percentage" office:value="0.34521607533210019" table:style-name="ce39">
            <text:p>34,5%</text:p>
          </table:table-cell>
          <table:table-cell office:value-type="float" office:value="1410" table:style-name="ce38">
            <text:p>1.410</text:p>
          </table:table-cell>
          <table:table-cell office:value-type="percentage" office:value="0.12856752074405034" table:style-name="ce39">
            <text:p>12,9%</text:p>
          </table:table-cell>
          <table:table-cell office:value-type="float" office:value="169" table:style-name="ce38">
            <text:p>169</text:p>
          </table:table-cell>
          <table:table-cell office:value-type="percentage" office:value="1.8518518518518517E-2" table:style-name="ce39">
            <text:p>1,9%</text:p>
          </table:table-cell>
          <table:table-cell office:value-type="float" office:value="34126" table:style-name="ce38">
            <text:p>34.12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8088494328189951" table:style-name="ce39">
            <text:p>48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93" table:style-name="ce38">
            <text:p>1.893</text:p>
          </table:table-cell>
          <table:table-cell office:value-type="percentage" office:value="0.80587484035759893" table:style-name="ce39">
            <text:p>80,6%</text:p>
          </table:table-cell>
          <table:table-cell office:value-type="float" office:value="3106" table:style-name="ce38">
            <text:p>3.106</text:p>
          </table:table-cell>
          <table:table-cell office:value-type="percentage" office:value="0.8287086446104589" table:style-name="ce39">
            <text:p>82,9%</text:p>
          </table:table-cell>
          <table:table-cell office:value-type="float" office:value="5947" table:style-name="ce38">
            <text:p>5.947</text:p>
          </table:table-cell>
          <table:table-cell office:value-type="percentage" office:value="0.75980580043439372" table:style-name="ce39">
            <text:p>76,0%</text:p>
          </table:table-cell>
          <table:table-cell office:value-type="float" office:value="8612" table:style-name="ce38">
            <text:p>8.612</text:p>
          </table:table-cell>
          <table:table-cell office:value-type="percentage" office:value="0.76219134436675817" table:style-name="ce39">
            <text:p>76,2%</text:p>
          </table:table-cell>
          <table:table-cell office:value-type="float" office:value="8450" table:style-name="ce38">
            <text:p>8.450</text:p>
          </table:table-cell>
          <table:table-cell office:value-type="percentage" office:value="0.70404932511248131" table:style-name="ce39">
            <text:p>70,4%</text:p>
          </table:table-cell>
          <table:table-cell office:value-type="float" office:value="3893" table:style-name="ce38">
            <text:p>3.893</text:p>
          </table:table-cell>
          <table:table-cell office:value-type="percentage" office:value="0.32086046319953843" table:style-name="ce39">
            <text:p>32,1%</text:p>
          </table:table-cell>
          <table:table-cell office:value-type="float" office:value="1406" table:style-name="ce38">
            <text:p>1.406</text:p>
          </table:table-cell>
          <table:table-cell office:value-type="percentage" office:value="0.11721550646102542" table:style-name="ce39">
            <text:p>11,7%</text:p>
          </table:table-cell>
          <table:table-cell office:value-type="float" office:value="165" table:style-name="ce38">
            <text:p>165</text:p>
          </table:table-cell>
          <table:table-cell office:value-type="percentage" office:value="1.7234175893043661E-2" table:style-name="ce39">
            <text:p>1,7%</text:p>
          </table:table-cell>
          <table:table-cell office:value-type="float" office:value="33472" table:style-name="ce38">
            <text:p>33.47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7192183512625657" table:style-name="ce39">
            <text:p>47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962" table:style-name="ce38">
            <text:p>2.962</text:p>
          </table:table-cell>
          <table:table-cell office:value-type="string" table:style-name="ce39">
            <text:p>-</text:p>
          </table:table-cell>
          <table:table-cell office:value-type="float" office:value="8188" table:style-name="ce38">
            <text:p>8.188</text:p>
          </table:table-cell>
          <table:table-cell office:value-type="string" table:style-name="ce39">
            <text:p>-</text:p>
          </table:table-cell>
          <table:table-cell office:value-type="float" office:value="17784" table:style-name="ce38">
            <text:p>17.784</text:p>
          </table:table-cell>
          <table:table-cell office:value-type="string" table:style-name="ce39">
            <text:p>-</text:p>
          </table:table-cell>
          <table:table-cell office:value-type="float" office:value="23040" table:style-name="ce38">
            <text:p>23.040</text:p>
          </table:table-cell>
          <table:table-cell office:value-type="string" table:style-name="ce39">
            <text:p>-</text:p>
          </table:table-cell>
          <table:table-cell office:value-type="float" office:value="16568" table:style-name="ce38">
            <text:p>16.568</text:p>
          </table:table-cell>
          <table:table-cell office:value-type="string" table:style-name="ce39">
            <text:p>-</text:p>
          </table:table-cell>
          <table:table-cell office:value-type="float" office:value="575" table:style-name="ce38">
            <text:p>575</text:p>
          </table:table-cell>
          <table:table-cell office:value-type="string" table:style-name="ce39">
            <text:p>-</text:p>
          </table:table-cell>
          <table:table-cell office:value-type="float" office:value="69150" table:style-name="ce38">
            <text:p>69.15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78" table:style-name="ce41">
            <text:p>78</text:p>
          </table:table-cell>
          <table:table-cell office:value-type="string" table:style-name="ce42">
            <text:p>-</text:p>
          </table:table-cell>
          <table:table-cell office:value-type="float" office:value="289" table:style-name="ce41">
            <text:p>289</text:p>
          </table:table-cell>
          <table:table-cell office:value-type="string" table:style-name="ce42">
            <text:p>-</text:p>
          </table:table-cell>
          <table:table-cell office:value-type="float" office:value="408" table:style-name="ce41">
            <text:p>408</text:p>
          </table:table-cell>
          <table:table-cell office:value-type="string" table:style-name="ce42">
            <text:p>-</text:p>
          </table:table-cell>
          <table:table-cell office:value-type="float" office:value="336" table:style-name="ce41">
            <text:p>336</text:p>
          </table:table-cell>
          <table:table-cell office:value-type="string" table:style-name="ce42">
            <text:p>-</text:p>
          </table:table-cell>
          <table:table-cell office:value-type="float" office:value="251" table:style-name="ce41">
            <text:p>251</text:p>
          </table:table-cell>
          <table:table-cell office:value-type="string" table:style-name="ce42">
            <text:p>-</text:p>
          </table:table-cell>
          <table:table-cell office:value-type="float" office:value="8" table:style-name="ce41">
            <text:p>8</text:p>
          </table:table-cell>
          <table:table-cell office:value-type="string" table:style-name="ce42">
            <text:p>-</text:p>
          </table:table-cell>
          <table:table-cell office:value-type="float" office:value="1399" table:style-name="ce41">
            <text:p>1.39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75456" table:style-name="ce45">
            <text:p>2.875.456</text:p>
          </table:table-cell>
          <table:table-cell office:value-type="percentage" office:value="1" table:style-name="ce46">
            <text:p>100,0%</text:p>
          </table:table-cell>
          <table:table-cell office:value-type="float" office:value="3848255" table:style-name="ce45">
            <text:p>3.848.255</text:p>
          </table:table-cell>
          <table:table-cell office:value-type="percentage" office:value="0.97177052280971554" table:style-name="ce46">
            <text:p>97,2%</text:p>
          </table:table-cell>
          <table:table-cell office:value-type="float" office:value="3474885" table:style-name="ce45">
            <text:p>3.474.885</text:p>
          </table:table-cell>
          <table:table-cell office:value-type="percentage" office:value="0.651095018799" table:style-name="ce46">
            <text:p>65,1%</text:p>
          </table:table-cell>
          <table:table-cell office:value-type="float" office:value="5759569" table:style-name="ce45">
            <text:p>5.759.569</text:p>
          </table:table-cell>
          <table:table-cell office:value-type="percentage" office:value="0.81889924880276788" table:style-name="ce46">
            <text:p>81,9%</text:p>
          </table:table-cell>
          <table:table-cell office:value-type="float" office:value="3566446" table:style-name="ce45">
            <text:p>3.566.446</text:p>
          </table:table-cell>
          <table:table-cell office:value-type="percentage" office:value="0.45192154781640592" table:style-name="ce46">
            <text:p>45,2%</text:p>
          </table:table-cell>
          <table:table-cell office:value-type="float" office:value="889428" table:style-name="ce45">
            <text:p>889.428</text:p>
          </table:table-cell>
          <table:table-cell office:value-type="percentage" office:value="0.14275609458970792" table:style-name="ce46">
            <text:p>14,3%</text:p>
          </table:table-cell>
          <table:table-cell office:value-type="float" office:value="553819" table:style-name="ce45">
            <text:p>553.819</text:p>
          </table:table-cell>
          <table:table-cell office:value-type="percentage" office:value="0.11200390726119597" table:style-name="ce46">
            <text:p>11,2%</text:p>
          </table:table-cell>
          <table:table-cell office:value-type="float" office:value="31488" table:style-name="ce45">
            <text:p>31.488</text:p>
          </table:table-cell>
          <table:table-cell office:value-type="percentage" office:value="8.0973367353393919E-3" table:style-name="ce46">
            <text:p>0,8%</text:p>
          </table:table-cell>
          <table:table-cell office:value-type="float" office:value="20999346" table:style-name="ce45">
            <text:p>20.999.34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49856201925995564" table:style-name="ce46">
            <text:p>49,9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09T14:49:24Z</meta:creation-date>
    <dc:date>2021-07-09T14:49:42Z</dc:date>
  </office:meta>
</office:document-meta>
</file>